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8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8fb98"/>
    </style:style>
    <style:style style:name="ce5" style:family="table-cell" style:parent-style-name="Default">
      <style:table-cell-properties fo:background-color="#87cefa"/>
    </style:style>
  </office:automatic-styles>
  <office:body>
    <office:spreadsheet>
      <table:calculation-settings table:automatic-find-labels="false" table:use-regular-expressions="false" table:use-wildcards="true"/>
      <table:table table:name="Spanish-character-frequencies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anish character frequency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ipzig corpus</text:p>
          </table:table-cell>
          <table:table-cell table:style-name="ce3" table:number-columns-repeated="2"/>
          <table:table-cell/>
          <table:table-cell table:style-name="ce4" office:value-type="string" calcext:value-type="string">
            <text:p>Gutenberg corpus</text:p>
          </table:table-cell>
          <table:table-cell table:style-name="ce4" table:number-columns-repeated="2"/>
          <table:table-cell/>
          <table:table-cell table:style-name="ce5" office:value-type="string" calcext:value-type="string">
            <text:p>Average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0094" calcext:value-type="float">
            <text:p>5390094</text:p>
          </table:table-cell>
          <table:table-cell office:value-type="float" office:value="0.19515" calcext:value-type="float">
            <text:p>0.195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0.04444" calcext:value-type="float">
            <text:p>0.04444</text:p>
          </table:table-cell>
          <table:table-cell/>
          <table:table-cell table:formula="of:=AVERAGE([.C5];[.G5])" office:value-type="float" office:value="0.119795" calcext:value-type="float">
            <text:p>0.119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6789" calcext:value-type="float">
            <text:p>4376789</text:p>
          </table:table-cell>
          <table:table-cell office:value-type="float" office:value="0.15846" calcext:value-type="float">
            <text:p>0.15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4" calcext:value-type="float">
            <text:p>5284</text:p>
          </table:table-cell>
          <table:table-cell office:value-type="float" office:value="0.04792" calcext:value-type="float">
            <text:p>0.04792</text:p>
          </table:table-cell>
          <table:table-cell/>
          <table:table-cell table:formula="of:=AVERAGE([.C6];[.G6])" office:value-type="float" office:value="0.10319" calcext:value-type="float">
            <text:p>0.10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3948" calcext:value-type="float">
            <text:p>3403948</text:p>
          </table:table-cell>
          <table:table-cell office:value-type="float" office:value="0.12324" calcext:value-type="float">
            <text:p>0.12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89" calcext:value-type="float">
            <text:p>2889</text:p>
          </table:table-cell>
          <table:table-cell office:value-type="float" office:value="0.0262" calcext:value-type="float">
            <text:p>0.0262</text:p>
          </table:table-cell>
          <table:table-cell/>
          <table:table-cell table:formula="of:=AVERAGE([.C7];[.G7])" office:value-type="float" office:value="0.07472" calcext:value-type="float">
            <text:p>0.07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8327" calcext:value-type="float">
            <text:p>1638327</text:p>
          </table:table-cell>
          <table:table-cell office:value-type="float" office:value="0.05931" calcext:value-type="float">
            <text:p>0.059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97" calcext:value-type="float">
            <text:p>2197</text:p>
          </table:table-cell>
          <table:table-cell office:value-type="float" office:value="0.01992" calcext:value-type="float">
            <text:p>0.01992</text:p>
          </table:table-cell>
          <table:table-cell/>
          <table:table-cell table:formula="of:=AVERAGE([.C8];[.G8])" office:value-type="float" office:value="0.039615" calcext:value-type="float">
            <text:p>0.039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5448" calcext:value-type="float">
            <text:p>1375448</text:p>
          </table:table-cell>
          <table:table-cell office:value-type="float" office:value="0.0498" calcext:value-type="float">
            <text:p>0.04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40" calcext:value-type="float">
            <text:p>1940</text:p>
          </table:table-cell>
          <table:table-cell office:value-type="float" office:value="0.01759" calcext:value-type="float">
            <text:p>0.01759</text:p>
          </table:table-cell>
          <table:table-cell/>
          <table:table-cell table:formula="of:=AVERAGE([.C9];[.G9])" office:value-type="float" office:value="0.033695" calcext:value-type="float">
            <text:p>0.033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0841" calcext:value-type="float">
            <text:p>1660841</text:p>
          </table:table-cell>
          <table:table-cell office:value-type="float" office:value="0.06013" calcext:value-type="float">
            <text:p>0.06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51" calcext:value-type="float">
            <text:p>2151</text:p>
          </table:table-cell>
          <table:table-cell office:value-type="float" office:value="0.01951" calcext:value-type="float">
            <text:p>0.01951</text:p>
          </table:table-cell>
          <table:table-cell/>
          <table:table-cell table:formula="of:=AVERAGE([.C10];[.G10])" office:value-type="float" office:value="0.03982" calcext:value-type="float">
            <text:p>0.039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8898" calcext:value-type="float">
            <text:p>1228898</text:p>
          </table:table-cell>
          <table:table-cell office:value-type="float" office:value="0.04449" calcext:value-type="float">
            <text:p>0.0444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16" calcext:value-type="float">
            <text:p>1516</text:p>
          </table:table-cell>
          <table:table-cell office:value-type="float" office:value="0.01375" calcext:value-type="float">
            <text:p>0.01375</text:p>
          </table:table-cell>
          <table:table-cell/>
          <table:table-cell table:formula="of:=AVERAGE([.C11];[.G11])" office:value-type="float" office:value="0.02912" calcext:value-type="float">
            <text:p>0.029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5634" calcext:value-type="float">
            <text:p>1175634</text:p>
          </table:table-cell>
          <table:table-cell office:value-type="float" office:value="0.04256" calcext:value-type="float">
            <text:p>0.042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06" calcext:value-type="float">
            <text:p>1506</text:p>
          </table:table-cell>
          <table:table-cell office:value-type="float" office:value="0.01366" calcext:value-type="float">
            <text:p>0.01366</text:p>
          </table:table-cell>
          <table:table-cell/>
          <table:table-cell table:formula="of:=AVERAGE([.C12];[.G12])"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08576" calcext:value-type="float">
            <text:p>1308576</text:p>
          </table:table-cell>
          <table:table-cell office:value-type="float" office:value="0.04738" calcext:value-type="float">
            <text:p>0.047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27" calcext:value-type="float">
            <text:p>2027</text:p>
          </table:table-cell>
          <table:table-cell office:value-type="float" office:value="0.01838" calcext:value-type="float">
            <text:p>0.01838</text:p>
          </table:table-cell>
          <table:table-cell/>
          <table:table-cell table:formula="of:=AVERAGE([.C13];[.G13])" office:value-type="float" office:value="0.03288" calcext:value-type="float">
            <text:p>0.032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2212" calcext:value-type="float">
            <text:p>1862212</text:p>
          </table:table-cell>
          <table:table-cell office:value-type="float" office:value="0.06742" calcext:value-type="float">
            <text:p>0.067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52" calcext:value-type="float">
            <text:p>1252</text:p>
          </table:table-cell>
          <table:table-cell office:value-type="float" office:value="0.01135" calcext:value-type="float">
            <text:p>0.01135</text:p>
          </table:table-cell>
          <table:table-cell/>
          <table:table-cell table:formula="of:=AVERAGE([.C14];[.G14])" office:value-type="float" office:value="0.039385" calcext:value-type="float">
            <text:p>0.039385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</text:p>
          </table:table-cell>
          <table:table-cell office:value-type="float" office:value="17007" calcext:value-type="float">
            <text:p>17007</text:p>
          </table:table-cell>
          <table:table-cell office:value-type="float" office:value="0.15423" calcext:value-type="float">
            <text:p>0.15423</text:p>
          </table:table-cell>
          <table:table-cell/>
          <table:table-cell table:formula="of:=AVERAGE([.C15];[.G15])" office:value-type="float" office:value="0.077115" calcext:value-type="float">
            <text:p>0.07711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320846" calcext:value-type="float">
            <text:p>1320846</text:p>
          </table:table-cell>
          <table:table-cell office:value-type="float" office:value="0.04782" calcext:value-type="float">
            <text:p>0.0478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9035" calcext:value-type="float">
            <text:p>39035</text:p>
          </table:table-cell>
          <table:table-cell office:value-type="float" office:value="0.35398" calcext:value-type="float">
            <text:p>0.35398</text:p>
          </table:table-cell>
          <table:table-cell/>
          <table:table-cell table:formula="of:=AVERAGE([.C16];[.G16])" office:value-type="float" office:value="0.2009" calcext:value-type="float">
            <text:p>0.2009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59376" calcext:value-type="float">
            <text:p>59376</text:p>
          </table:table-cell>
          <table:table-cell office:value-type="float" office:value="0.00215" calcext:value-type="float">
            <text:p>0.00215</text:p>
          </table:table-cell>
          <table:table-cell/>
          <table:table-cell office:value-type="string" calcext:value-type="string">
            <text:p>—</text:p>
          </table:table-cell>
          <table:table-cell office:value-type="float" office:value="1654" calcext:value-type="float">
            <text:p>1654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AVERAGE([.C17];[.G17])" office:value-type="float" office:value="0.008575" calcext:value-type="float">
            <text:p>0.00857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25389632" calcext:value-type="float">
            <text:p>25389632</text:p>
          </table:table-cell>
          <table:table-cell office:value-type="float" office:value="0.91922" calcext:value-type="float">
            <text:p>0.91922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153722" calcext:value-type="float">
            <text:p>153722</text:p>
          </table:table-cell>
          <table:table-cell office:value-type="float" office:value="1.39401" calcext:value-type="float">
            <text:p>1.39401</text:p>
          </table:table-cell>
          <table:table-cell/>
          <table:table-cell table:formula="of:=AVERAGE([.C18];[.G18])" office:value-type="float" office:value="1.156615" calcext:value-type="float">
            <text:p>1.156615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414305" calcext:value-type="float">
            <text:p>414305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;</text:p>
          </table:table-cell>
          <table:table-cell office:value-type="float" office:value="15903" calcext:value-type="float">
            <text:p>15903</text:p>
          </table:table-cell>
          <table:table-cell office:value-type="float" office:value="0.14421" calcext:value-type="float">
            <text:p>0.14421</text:p>
          </table:table-cell>
          <table:table-cell/>
          <table:table-cell table:formula="of:=AVERAGE([.C19];[.G19])" office:value-type="float" office:value="0.079605" calcext:value-type="float">
            <text:p>0.079605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1307873" calcext:value-type="float">
            <text:p>1307873</text:p>
          </table:table-cell>
          <table:table-cell office:value-type="float" office:value="0.04735" calcext:value-type="float">
            <text:p>0.04735</text:p>
          </table:table-cell>
          <table:table-cell/>
          <table:table-cell office:value-type="string" calcext:value-type="string">
            <text:p>:</text:p>
          </table:table-cell>
          <table:table-cell office:value-type="float" office:value="8898" calcext:value-type="float">
            <text:p>8898</text:p>
          </table:table-cell>
          <table:table-cell office:value-type="float" office:value="0.08069" calcext:value-type="float">
            <text:p>0.08069</text:p>
          </table:table-cell>
          <table:table-cell/>
          <table:table-cell table:formula="of:=AVERAGE([.C20];[.G20])" office:value-type="float" office:value="0.06402" calcext:value-type="float">
            <text:p>0.06402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float" office:value="140233" calcext:value-type="float">
            <text:p>140233</text:p>
          </table:table-cell>
          <table:table-cell office:value-type="float" office:value="0.00508" calcext:value-type="float">
            <text:p>0.00508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7907" calcext:value-type="float">
            <text:p>7907</text:p>
          </table:table-cell>
          <table:table-cell office:value-type="float" office:value="0.0717" calcext:value-type="float">
            <text:p>0.0717</text:p>
          </table:table-cell>
          <table:table-cell/>
          <table:table-cell table:formula="of:=AVERAGE([.C21];[.G21])" office:value-type="float" office:value="0.03839" calcext:value-type="float">
            <text:p>0.03839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float" office:value="80563" calcext:value-type="float">
            <text:p>80563</text:p>
          </table:table-cell>
          <table:table-cell office:value-type="float" office:value="0.00292" calcext:value-type="float">
            <text:p>0.00292</text:p>
          </table:table-cell>
          <table:table-cell/>
          <table:table-cell office:value-type="string" calcext:value-type="string">
            <text:p>¡</text:p>
          </table:table-cell>
          <table:table-cell office:value-type="float" office:value="7575" calcext:value-type="float">
            <text:p>7575</text:p>
          </table:table-cell>
          <table:table-cell office:value-type="float" office:value="0.06869" calcext:value-type="float">
            <text:p>0.06869</text:p>
          </table:table-cell>
          <table:table-cell/>
          <table:table-cell table:formula="of:=AVERAGE([.C22];[.G22])" office:value-type="float" office:value="0.035805" calcext:value-type="float">
            <text:p>0.035805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float" office:value="610849" calcext:value-type="float">
            <text:p>610849</text:p>
          </table:table-cell>
          <table:table-cell office:value-type="float" office:value="0.02212" calcext:value-type="float">
            <text:p>0.02212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7139" calcext:value-type="float">
            <text:p>7139</text:p>
          </table:table-cell>
          <table:table-cell office:value-type="float" office:value="0.06474" calcext:value-type="float">
            <text:p>0.06474</text:p>
          </table:table-cell>
          <table:table-cell/>
          <table:table-cell table:formula="of:=AVERAGE([.C23];[.G23])" office:value-type="float" office:value="0.04343" calcext:value-type="float">
            <text:p>0.04343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float" office:value="382234" calcext:value-type="float">
            <text:p>382234</text:p>
          </table:table-cell>
          <table:table-cell office:value-type="float" office:value="0.01384" calcext:value-type="float">
            <text:p>0.01384</text:p>
          </table:table-cell>
          <table:table-cell/>
          <table:table-cell office:value-type="string" calcext:value-type="string">
            <text:p>¿</text:p>
          </table:table-cell>
          <table:table-cell office:value-type="float" office:value="6871" calcext:value-type="float">
            <text:p>6871</text:p>
          </table:table-cell>
          <table:table-cell office:value-type="float" office:value="0.06231" calcext:value-type="float">
            <text:p>0.06231</text:p>
          </table:table-cell>
          <table:table-cell/>
          <table:table-cell table:formula="of:=AVERAGE([.C24];[.G24])" office:value-type="float" office:value="0.038075" calcext:value-type="float">
            <text:p>0.038075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22247123" calcext:value-type="float">
            <text:p>22247123</text:p>
          </table:table-cell>
          <table:table-cell office:value-type="float" office:value="0.80544" calcext:value-type="float">
            <text:p>0.80544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101198" calcext:value-type="float">
            <text:p>101198</text:p>
          </table:table-cell>
          <table:table-cell office:value-type="float" office:value="0.9177" calcext:value-type="float">
            <text:p>0.9177</text:p>
          </table:table-cell>
          <table:table-cell/>
          <table:table-cell table:formula="of:=AVERAGE([.C25];[.G25])" office:value-type="float" office:value="0.86157" calcext:value-type="float">
            <text:p>0.86157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float" office:value="13692" calcext:value-type="float">
            <text:p>1369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·</text:p>
          </table:table-cell>
          <table:table-cell office:value-type="float" office:value="150" calcext:value-type="float">
            <text:p>150</text:p>
          </table:table-cell>
          <table:table-cell office:value-type="float" office:value="0.00136" calcext:value-type="float">
            <text:p>0.00136</text:p>
          </table:table-cell>
          <table:table-cell/>
          <table:table-cell table:formula="of:=AVERAGE([.C26];[.G26])"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483215" calcext:value-type="float">
            <text:p>483215</text:p>
          </table:table-cell>
          <table:table-cell office:value-type="float" office:value="0.01749" calcext:value-type="float">
            <text:p>0.01749</text:p>
          </table:table-cell>
          <table:table-cell/>
          <table:table-cell office:value-type="string" calcext:value-type="string">
            <text:p>'</text:p>
          </table:table-cell>
          <table:table-cell office:value-type="float" office:value="248" calcext:value-type="float">
            <text:p>248</text:p>
          </table:table-cell>
          <table:table-cell office:value-type="float" office:value="0.00225" calcext:value-type="float">
            <text:p>0.00225</text:p>
          </table:table-cell>
          <table:table-cell/>
          <table:table-cell table:formula="of:=AVERAGE([.C27];[.G27])" office:value-type="float" office:value="0.00987" calcext:value-type="float">
            <text:p>0.00987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float" office:value="88300" calcext:value-type="float">
            <text:p>88300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string" calcext:value-type="string">
            <text:p>‘</text:p>
          </table:table-cell>
          <table:table-cell office:value-type="float" office:value="2" calcext:value-type="float">
            <text:p>2</text:p>
          </table:table-cell>
          <table:table-cell office:value-type="float" office:value="0.00002" calcext:value-type="float">
            <text:p>2E-05</text:p>
          </table:table-cell>
          <table:table-cell/>
          <table:table-cell table:formula="of:=AVERAGE([.C28];[.G28])" office:value-type="float" office:value="0.00161" calcext:value-type="float">
            <text:p>0.00161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float" office:value="110534" calcext:value-type="float">
            <text:p>11053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’</text:p>
          </table:table-cell>
          <table:table-cell office:value-type="float" office:value="41" calcext:value-type="float">
            <text:p>41</text:p>
          </table:table-cell>
          <table:table-cell office:value-type="float" office:value="0.00037" calcext:value-type="float">
            <text:p>0.00037</text:p>
          </table:table-cell>
          <table:table-cell/>
          <table:table-cell table:formula="of:=AVERAGE([.C29];[.G29])" office:value-type="float" office:value="0.002185" calcext:value-type="float">
            <text:p>0.002185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736909" calcext:value-type="float">
            <text:p>3736909</text:p>
          </table:table-cell>
          <table:table-cell office:value-type="float" office:value="0.13529" calcext:value-type="float">
            <text:p>0.13529</text:p>
          </table:table-cell>
          <table:table-cell/>
          <table:table-cell office:value-type="string" calcext:value-type="string">
            <text:p>"</text:p>
          </table:table-cell>
          <table:table-cell office:value-type="float" office:value="1591" calcext:value-type="float">
            <text:p>1591</text:p>
          </table:table-cell>
          <table:table-cell office:value-type="float" office:value="0.01443" calcext:value-type="float">
            <text:p>0.01443</text:p>
          </table:table-cell>
          <table:table-cell/>
          <table:table-cell table:formula="of:=AVERAGE([.C30];[.G30])" office:value-type="float" office:value="0.07486" calcext:value-type="float">
            <text:p>0.07486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float" office:value="1260249" calcext:value-type="float">
            <text:p>1260249</text:p>
          </table:table-cell>
          <table:table-cell office:value-type="float" office:value="0.04563" calcext:value-type="float">
            <text:p>0.04563</text:p>
          </table:table-cell>
          <table:table-cell/>
          <table:table-cell office:value-type="string" calcext:value-type="string">
            <text:p>“</text:p>
          </table:table-cell>
          <table:table-cell office:value-type="float" office:value="222" calcext:value-type="float">
            <text:p>222</text:p>
          </table:table-cell>
          <table:table-cell office:value-type="float" office:value="0.00201" calcext:value-type="float">
            <text:p>0.00201</text:p>
          </table:table-cell>
          <table:table-cell/>
          <table:table-cell table:formula="of:=AVERAGE([.C31];[.G31])" office:value-type="float" office:value="0.02382" calcext:value-type="float">
            <text:p>0.02382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float" office:value="1254030" calcext:value-type="float">
            <text:p>1254030</text:p>
          </table:table-cell>
          <table:table-cell office:value-type="float" office:value="0.0454" calcext:value-type="float">
            <text:p>0.0454</text:p>
          </table:table-cell>
          <table:table-cell/>
          <table:table-cell office:value-type="string" calcext:value-type="string">
            <text:p>”</text:p>
          </table:table-cell>
          <table:table-cell office:value-type="float" office:value="210" calcext:value-type="float">
            <text:p>210</text:p>
          </table:table-cell>
          <table:table-cell office:value-type="float" office:value="0.0019" calcext:value-type="float">
            <text:p>0.0019</text:p>
          </table:table-cell>
          <table:table-cell/>
          <table:table-cell table:formula="of:=AVERAGE([.C32];[.G32])" office:value-type="float" office:value="0.02365" calcext:value-type="float">
            <text:p>0.02365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float" office:value="301886" calcext:value-type="float">
            <text:p>301886</text:p>
          </table:table-cell>
          <table:table-cell office:value-type="float" office:value="0.01093" calcext:value-type="float">
            <text:p>0.01093</text:p>
          </table:table-cell>
          <table:table-cell/>
          <table:table-cell office:value-type="string" calcext:value-type="string">
            <text:p>«</text:p>
          </table:table-cell>
          <table:table-cell office:value-type="float" office:value="2384" calcext:value-type="float">
            <text:p>2384</text:p>
          </table:table-cell>
          <table:table-cell office:value-type="float" office:value="0.02162" calcext:value-type="float">
            <text:p>0.02162</text:p>
          </table:table-cell>
          <table:table-cell/>
          <table:table-cell table:formula="of:=AVERAGE([.C33];[.G33])" office:value-type="float" office:value="0.016275" calcext:value-type="float">
            <text:p>0.016275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float" office:value="306186" calcext:value-type="float">
            <text:p>306186</text:p>
          </table:table-cell>
          <table:table-cell office:value-type="float" office:value="0.01109" calcext:value-type="float">
            <text:p>0.01109</text:p>
          </table:table-cell>
          <table:table-cell/>
          <table:table-cell office:value-type="string" calcext:value-type="string">
            <text:p>»</text:p>
          </table:table-cell>
          <table:table-cell office:value-type="float" office:value="2581" calcext:value-type="float">
            <text:p>2581</text:p>
          </table:table-cell>
          <table:table-cell office:value-type="float" office:value="0.02341" calcext:value-type="float">
            <text:p>0.02341</text:p>
          </table:table-cell>
          <table:table-cell/>
          <table:table-cell table:formula="of:=AVERAGE([.C34];[.G34])" office:value-type="float" office:value="0.01725" calcext:value-type="float">
            <text:p>0.01725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653230" calcext:value-type="float">
            <text:p>1653230</text:p>
          </table:table-cell>
          <table:table-cell office:value-type="float" office:value="0.05985" calcext:value-type="float">
            <text:p>0.05985</text:p>
          </table:table-cell>
          <table:table-cell/>
          <table:table-cell office:value-type="string" calcext:value-type="string">
            <text:p>(</text:p>
          </table:table-cell>
          <table:table-cell office:value-type="float" office:value="2378" calcext:value-type="float">
            <text:p>2378</text:p>
          </table:table-cell>
          <table:table-cell office:value-type="float" office:value="0.02156" calcext:value-type="float">
            <text:p>0.02156</text:p>
          </table:table-cell>
          <table:table-cell/>
          <table:table-cell table:formula="of:=AVERAGE([.C35];[.G35])" office:value-type="float" office:value="0.040705" calcext:value-type="float">
            <text:p>0.040705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1614637" calcext:value-type="float">
            <text:p>1614637</text:p>
          </table:table-cell>
          <table:table-cell office:value-type="float" office:value="0.05846" calcext:value-type="float">
            <text:p>0.05846</text:p>
          </table:table-cell>
          <table:table-cell/>
          <table:table-cell office:value-type="string" calcext:value-type="string">
            <text:p>)</text:p>
          </table:table-cell>
          <table:table-cell office:value-type="float" office:value="2408" calcext:value-type="float">
            <text:p>2408</text:p>
          </table:table-cell>
          <table:table-cell office:value-type="float" office:value="0.02184" calcext:value-type="float">
            <text:p>0.02184</text:p>
          </table:table-cell>
          <table:table-cell/>
          <table:table-cell table:formula="of:=AVERAGE([.C36];[.G36])" office:value-type="float" office:value="0.04015" calcext:value-type="float">
            <text:p>0.040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[</text:p>
          </table:table-cell>
          <table:table-cell office:value-type="float" office:value="2327" calcext:value-type="float">
            <text:p>2327</text:p>
          </table:table-cell>
          <table:table-cell office:value-type="float" office:value="0.0211" calcext:value-type="float">
            <text:p>0.0211</text:p>
          </table:table-cell>
          <table:table-cell/>
          <table:table-cell table:formula="of:=AVERAGE([.C37];[.G37])" office:value-type="float" office:value="0.01055" calcext:value-type="float">
            <text:p>0.01055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]</text:p>
          </table:table-cell>
          <table:table-cell office:value-type="float" office:value="2327" calcext:value-type="float">
            <text:p>2327</text:p>
          </table:table-cell>
          <table:table-cell office:value-type="float" office:value="0.0211" calcext:value-type="float">
            <text:p>0.0211</text:p>
          </table:table-cell>
          <table:table-cell/>
          <table:table-cell table:formula="of:=AVERAGE([.C38];[.G38])" office:value-type="float" office:value="0.01055" calcext:value-type="float">
            <text:p>0.01055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{</text:p>
          </table:table-cell>
          <table:table-cell office:value-type="float" office:value="32" calcext:value-type="float">
            <text:p>32</text:p>
          </table:table-cell>
          <table:table-cell office:value-type="float" office:value="0.00029" calcext:value-type="float">
            <text:p>0.00029</text:p>
          </table:table-cell>
          <table:table-cell/>
          <table:table-cell table:formula="of:=AVERAGE([.C39];[.G39])" office:value-type="float" office:value="0.000145" calcext:value-type="float">
            <text:p>0.000145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}</text:p>
          </table:table-cell>
          <table:table-cell office:value-type="float" office:value="44" calcext:value-type="float">
            <text:p>44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AVERAGE([.C40];[.G40])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float" office:value="18221" calcext:value-type="float">
            <text:p>18221</text:p>
          </table:table-cell>
          <table:table-cell office:value-type="float" office:value="0.00066" calcext:value-type="float">
            <text:p>0.00066</text:p>
          </table:table-cell>
          <table:table-cell/>
          <table:table-cell office:value-type="string" calcext:value-type="string">
            <text:p>@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41];[.G41])" office:value-type="float" office:value="0.00033" calcext:value-type="float">
            <text:p>0.00033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70080" calcext:value-type="float">
            <text:p>70080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1155" calcext:value-type="float">
            <text:p>1155</text:p>
          </table:table-cell>
          <table:table-cell office:value-type="float" office:value="0.01047" calcext:value-type="float">
            <text:p>0.01047</text:p>
          </table:table-cell>
          <table:table-cell/>
          <table:table-cell table:formula="of:=AVERAGE([.C42];[.G42])" office:value-type="float" office:value="0.006505" calcext:value-type="float">
            <text:p>0.006505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85227" calcext:value-type="float">
            <text:p>185227</text:p>
          </table:table-cell>
          <table:table-cell office:value-type="float" office:value="0.00671" calcext:value-type="float">
            <text:p>0.00671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27" calcext:value-type="float">
            <text:p>27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AVERAGE([.C43];[.G43])" office:value-type="float" office:value="0.003475" calcext:value-type="float">
            <text:p>0.003475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44];[.G44])"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float" office:value="33175" calcext:value-type="float">
            <text:p>33175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string" calcext:value-type="string">
            <text:p>&amp;</text:p>
          </table:table-cell>
          <table:table-cell office:value-type="float" office:value="38" calcext:value-type="float">
            <text:p>38</text:p>
          </table:table-cell>
          <table:table-cell office:value-type="float" office:value="0.00034" calcext:value-type="float">
            <text:p>0.00034</text:p>
          </table:table-cell>
          <table:table-cell/>
          <table:table-cell table:formula="of:=AVERAGE([.C45];[.G45])"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office:value-type="float" office:value="0.00031" calcext:value-type="float">
            <text:p>0.00031</text:p>
          </table:table-cell>
          <table:table-cell/>
          <table:table-cell table:formula="of:=AVERAGE([.C46];[.G46])" office:value-type="float" office:value="0.000155" calcext:value-type="float">
            <text:p>0.000155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float" office:value="487939" calcext:value-type="float">
            <text:p>487939</text:p>
          </table:table-cell>
          <table:table-cell office:value-type="float" office:value="0.01767" calcext:value-type="float">
            <text:p>0.01767</text:p>
          </table:table-cell>
          <table:table-cell/>
          <table:table-cell office:value-type="string" calcext:value-type="string">
            <text:p>%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47];[.G47])" office:value-type="float" office:value="0.008835" calcext:value-type="float">
            <text:p>0.008835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float" office:value="14730" calcext:value-type="float">
            <text:p>14730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string" calcext:value-type="string">
            <text:p>`</text:p>
          </table:table-cell>
          <table:table-cell office:value-type="float" office:value="53" calcext:value-type="float">
            <text:p>53</text:p>
          </table:table-cell>
          <table:table-cell office:value-type="float" office:value="0.00048" calcext:value-type="float">
            <text:p>0.00048</text:p>
          </table:table-cell>
          <table:table-cell/>
          <table:table-cell table:formula="of:=AVERAGE([.C48];[.G48])" office:value-type="float" office:value="0.000505" calcext:value-type="float">
            <text:p>0.000505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float" office:value="25494" calcext:value-type="float">
            <text:p>25494</text:p>
          </table:table-cell>
          <table:table-cell office:value-type="float" office:value="0.00092" calcext:value-type="float">
            <text:p>0.00092</text:p>
          </table:table-cell>
          <table:table-cell/>
          <table:table-cell office:value-type="string" calcext:value-type="string">
            <text:p>´</text:p>
          </table:table-cell>
          <table:table-cell office:value-type="float" office:value="54" calcext:value-type="float">
            <text:p>54</text:p>
          </table:table-cell>
          <table:table-cell office:value-type="float" office:value="0.00049" calcext:value-type="float">
            <text:p>0.00049</text:p>
          </table:table-cell>
          <table:table-cell/>
          <table:table-cell table:formula="of:=AVERAGE([.C49];[.G49])" office:value-type="float" office:value="0.000705" calcext:value-type="float">
            <text:p>0.000705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^</text:p>
          </table:table-cell>
          <table:table-cell office:value-type="float" office:value="9" calcext:value-type="float">
            <text:p>9</text:p>
          </table:table-cell>
          <table:table-cell office:value-type="float" office:value="0.00008" calcext:value-type="float">
            <text:p>8E-05</text:p>
          </table:table-cell>
          <table:table-cell/>
          <table:table-cell table:formula="of:=AVERAGE([.C50];[.G50])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float" office:value="3693" calcext:value-type="float">
            <text:p>3693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string" calcext:value-type="string">
            <text:p>¨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51];[.G51])" office:value-type="float" office:value="0.00007" calcext:value-type="float">
            <text:p>7E-05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2923" calcext:value-type="float">
            <text:p>22923</text:p>
          </table:table-cell>
          <table:table-cell office:value-type="float" office:value="0.00083" calcext:value-type="float">
            <text:p>0.00083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AVERAGE([.C52];[.G52])" office:value-type="float" office:value="0.00045" calcext:value-type="float">
            <text:p>0.00045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841" calcext:value-type="float">
            <text:p>1841</text:p>
          </table:table-cell>
          <table:table-cell office:value-type="float" office:value="0.00007" calcext:value-type="float">
            <text:p>7E-05</text:p>
          </table:table-cell>
          <table:table-cell/>
          <table:table-cell office:value-type="string" calcext:value-type="string">
            <text:p>&lt;</text:p>
          </table:table-cell>
          <table:table-cell office:value-type="float" office:value="9" calcext:value-type="float">
            <text:p>9</text:p>
          </table:table-cell>
          <table:table-cell office:value-type="float" office:value="0.00008" calcext:value-type="float">
            <text:p>8E-05</text:p>
          </table:table-cell>
          <table:table-cell/>
          <table:table-cell table:formula="of:=AVERAGE([.C53];[.G53])"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861" calcext:value-type="float">
            <text:p>861</text:p>
          </table:table-cell>
          <table:table-cell office:value-type="float" office:value="0.00781" calcext:value-type="float">
            <text:p>0.00781</text:p>
          </table:table-cell>
          <table:table-cell/>
          <table:table-cell table:formula="of:=AVERAGE([.C54];[.G54])" office:value-type="float" office:value="0.003905" calcext:value-type="float">
            <text:p>0.0039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6271" calcext:value-type="float">
            <text:p>6271</text:p>
          </table:table-cell>
          <table:table-cell office:value-type="float" office:value="0.00023" calcext:value-type="float">
            <text:p>0.00023</text:p>
          </table:table-cell>
          <table:table-cell/>
          <table:table-cell office:value-type="string" calcext:value-type="string">
            <text:p>&gt;</text:p>
          </table:table-cell>
          <table:table-cell office:value-type="float" office:value="10" calcext:value-type="float">
            <text:p>10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AVERAGE([.C55];[.G55])" office:value-type="float" office:value="0.00016" calcext:value-type="float">
            <text:p>0.00016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float" office:value="866" calcext:value-type="float">
            <text:p>866</text:p>
          </table:table-cell>
          <table:table-cell office:value-type="float" office:value="0.00003" calcext:value-type="float">
            <text:p>3E-05</text:p>
          </table:table-cell>
          <table:table-cell/>
          <table:table-cell office:value-type="string" calcext:value-type="string">
            <text:p>¬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56];[.G56])"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0.00009" calcext:value-type="float">
            <text:p>9E-05</text:p>
          </table:table-cell>
          <table:table-cell/>
          <table:table-cell table:formula="of:=AVERAGE([.C57];[.G57])" office:value-type="float" office:value="0.000045" calcext:value-type="float">
            <text:p>4.5E-05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float" office:value="965" calcext:value-type="float">
            <text:p>965</text:p>
          </table:table-cell>
          <table:table-cell office:value-type="float" office:value="0.00003" calcext:value-type="float">
            <text:p>3E-05</text:p>
          </table:table-cell>
          <table:table-cell/>
          <table:table-cell office:value-type="string" calcext:value-type="string">
            <text:p>~</text:p>
          </table:table-cell>
          <table:table-cell office:value-type="float" office:value="167" calcext:value-type="float">
            <text:p>167</text:p>
          </table:table-cell>
          <table:table-cell office:value-type="float" office:value="0.00151" calcext:value-type="float">
            <text:p>0.00151</text:p>
          </table:table-cell>
          <table:table-cell/>
          <table:table-cell table:formula="of:=AVERAGE([.C58];[.G58])"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⍽</text:p>
          </table:table-cell>
          <table:table-cell office:value-type="float" office:value="454872014" calcext:value-type="float">
            <text:p>454872014</text:p>
          </table:table-cell>
          <table:table-cell office:value-type="float" office:value="16.46839" calcext:value-type="float">
            <text:p>16.46839</text:p>
          </table:table-cell>
          <table:table-cell/>
          <table:table-cell office:value-type="string" calcext:value-type="string">
            <text:p>⍽</text:p>
          </table:table-cell>
          <table:table-cell office:value-type="float" office:value="1796755" calcext:value-type="float">
            <text:p>1796755</text:p>
          </table:table-cell>
          <table:table-cell office:value-type="float" office:value="16.29367" calcext:value-type="float">
            <text:p>16.29367</text:p>
          </table:table-cell>
          <table:table-cell/>
          <table:table-cell table:formula="of:=AVERAGE([.C59];[.G59])" office:value-type="float" office:value="16.38103" calcext:value-type="float">
            <text:p>16.38103</text:p>
          </table:table-cell>
        </table:table-row>
        <table:table-row table:style-name="ro1">
          <table:table-cell office:value-type="string" calcext:value-type="string">
            <text:p>⮠</text:p>
          </table:table-cell>
          <table:table-cell office:value-type="float" office:value="8572236" calcext:value-type="float">
            <text:p>8572236</text:p>
          </table:table-cell>
          <table:table-cell office:value-type="float" office:value="0.31035" calcext:value-type="float">
            <text:p>0.31035</text:p>
          </table:table-cell>
          <table:table-cell/>
          <table:table-cell office:value-type="string" calcext:value-type="string">
            <text:p>⮠</text:p>
          </table:table-cell>
          <table:table-cell office:value-type="float" office:value="234541" calcext:value-type="float">
            <text:p>234541</text:p>
          </table:table-cell>
          <table:table-cell office:value-type="float" office:value="2.12691" calcext:value-type="float">
            <text:p>2.12691</text:p>
          </table:table-cell>
          <table:table-cell/>
          <table:table-cell table:formula="of:=AVERAGE([.C60];[.G60])" office:value-type="float" office:value="1.21863" calcext:value-type="float">
            <text:p>1.21863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float" office:value="117336" calcext:value-type="float">
            <text:p>117336</text:p>
          </table:table-cell>
          <table:table-cell office:value-type="float" office:value="0.00425" calcext:value-type="float">
            <text:p>0.00425</text:p>
          </table:table-cell>
          <table:table-cell/>
          <table:table-cell office:value-type="string" calcext:value-type="string">
            <text:p>$</text:p>
          </table:table-cell>
          <table:table-cell office:value-type="float" office:value="5" calcext:value-type="float">
            <text:p>5</text:p>
          </table:table-cell>
          <table:table-cell office:value-type="float" office:value="0.00005" calcext:value-type="float">
            <text:p>5E-05</text:p>
          </table:table-cell>
          <table:table-cell/>
          <table:table-cell table:formula="of:=AVERAGE([.C61];[.G61])" office:value-type="float" office:value="0.00215" calcext:value-type="float">
            <text:p>0.00215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float" office:value="6679" calcext:value-type="float">
            <text:p>6679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string" calcext:value-type="string">
            <text:p>€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62];[.G62])"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6563760" calcext:value-type="float">
            <text:p>256563760</text:p>
          </table:table-cell>
          <table:table-cell office:value-type="float" office:value="9.28875" calcext:value-type="float">
            <text:p>9.28875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8474" calcext:value-type="float">
            <text:p>1018474</text:p>
          </table:table-cell>
          <table:table-cell office:value-type="float" office:value="9.23591" calcext:value-type="float">
            <text:p>9.23591</text:p>
          </table:table-cell>
          <table:table-cell/>
          <table:table-cell table:formula="of:=AVERAGE([.C63];[.G63])" office:value-type="float" office:value="9.26233" calcext:value-type="float">
            <text:p>9.2623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663367" calcext:value-type="float">
            <text:p>5663367</text:p>
          </table:table-cell>
          <table:table-cell office:value-type="float" office:value="0.20504" calcext:value-type="float">
            <text:p>0.2050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1288" calcext:value-type="float">
            <text:p>21288</text:p>
          </table:table-cell>
          <table:table-cell office:value-type="float" office:value="0.19305" calcext:value-type="float">
            <text:p>0.19305</text:p>
          </table:table-cell>
          <table:table-cell/>
          <table:table-cell table:formula="of:=AVERAGE([.C64];[.G64])" office:value-type="float" office:value="0.199045" calcext:value-type="float">
            <text:p>0.199045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float" office:value="19089" calcext:value-type="float">
            <text:p>19089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string" calcext:value-type="string">
            <text:p>ª</text:p>
          </table:table-cell>
          <table:table-cell office:value-type="float" office:value="219" calcext:value-type="float">
            <text:p>219</text:p>
          </table:table-cell>
          <table:table-cell office:value-type="float" office:value="0.00199" calcext:value-type="float">
            <text:p>0.00199</text:p>
          </table:table-cell>
          <table:table-cell/>
          <table:table-cell table:formula="of:=AVERAGE([.C65];[.G65])" office:value-type="float" office:value="0.00134" calcext:value-type="float">
            <text:p>0.00134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9368968" calcext:value-type="float">
            <text:p>9368968</text:p>
          </table:table-cell>
          <table:table-cell office:value-type="float" office:value="0.3392" calcext:value-type="float">
            <text:p>0.3392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53871" calcext:value-type="float">
            <text:p>53871</text:p>
          </table:table-cell>
          <table:table-cell office:value-type="float" office:value="0.48852" calcext:value-type="float">
            <text:p>0.48852</text:p>
          </table:table-cell>
          <table:table-cell/>
          <table:table-cell table:formula="of:=AVERAGE([.C66];[.G66])" office:value-type="float" office:value="0.41386" calcext:value-type="float">
            <text:p>0.41386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float" office:value="123481" calcext:value-type="float">
            <text:p>123481</text:p>
          </table:table-cell>
          <table:table-cell office:value-type="float" office:value="0.00447" calcext:value-type="float">
            <text:p>0.00447</text:p>
          </table:table-cell>
          <table:table-cell/>
          <table:table-cell office:value-type="string" calcext:value-type="string">
            <text:p>Á</text:p>
          </table:table-cell>
          <table:table-cell office:value-type="float" office:value="868" calcext:value-type="float">
            <text:p>868</text:p>
          </table:table-cell>
          <table:table-cell office:value-type="float" office:value="0.00787" calcext:value-type="float">
            <text:p>0.00787</text:p>
          </table:table-cell>
          <table:table-cell/>
          <table:table-cell table:formula="of:=AVERAGE([.C67];[.G67])" office:value-type="float" office:value="0.00617" calcext:value-type="float">
            <text:p>0.006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285782" calcext:value-type="float">
            <text:p>25285782</text:p>
          </table:table-cell>
          <table:table-cell office:value-type="float" office:value="0.91546" calcext:value-type="float">
            <text:p>0.9154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29075" calcext:value-type="float">
            <text:p>129075</text:p>
          </table:table-cell>
          <table:table-cell office:value-type="float" office:value="1.1705" calcext:value-type="float">
            <text:p>1.1705</text:p>
          </table:table-cell>
          <table:table-cell/>
          <table:table-cell table:formula="of:=AVERAGE([.C68];[.G68])" office:value-type="float" office:value="1.04298" calcext:value-type="float">
            <text:p>1.0429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41523" calcext:value-type="float">
            <text:p>2241523</text:p>
          </table:table-cell>
          <table:table-cell office:value-type="float" office:value="0.08115" calcext:value-type="float">
            <text:p>0.0811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276" calcext:value-type="float">
            <text:p>5276</text:p>
          </table:table-cell>
          <table:table-cell office:value-type="float" office:value="0.04784" calcext:value-type="float">
            <text:p>0.04784</text:p>
          </table:table-cell>
          <table:table-cell/>
          <table:table-cell table:formula="of:=AVERAGE([.C69];[.G69])" office:value-type="float" office:value="0.064495" calcext:value-type="float">
            <text:p>0.06449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3553927" calcext:value-type="float">
            <text:p>93553927</text:p>
          </table:table-cell>
          <table:table-cell office:value-type="float" office:value="3.38707" calcext:value-type="float">
            <text:p>3.3870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26606" calcext:value-type="float">
            <text:p>326606</text:p>
          </table:table-cell>
          <table:table-cell office:value-type="float" office:value="2.96179" calcext:value-type="float">
            <text:p>2.96179</text:p>
          </table:table-cell>
          <table:table-cell/>
          <table:table-cell table:formula="of:=AVERAGE([.C70];[.G70])" office:value-type="float" office:value="3.17443" calcext:value-type="float">
            <text:p>3.1744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985020" calcext:value-type="float">
            <text:p>5985020</text:p>
          </table:table-cell>
          <table:table-cell office:value-type="float" office:value="0.21668" calcext:value-type="float">
            <text:p>0.216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6372" calcext:value-type="float">
            <text:p>16372</text:p>
          </table:table-cell>
          <table:table-cell office:value-type="float" office:value="0.14847" calcext:value-type="float">
            <text:p>0.14847</text:p>
          </table:table-cell>
          <table:table-cell/>
          <table:table-cell table:formula="of:=AVERAGE([.C71];[.G71])" office:value-type="float" office:value="0.182575" calcext:value-type="float">
            <text:p>0.182575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float" office:value="23579" calcext:value-type="float">
            <text:p>23579</text:p>
          </table:table-cell>
          <table:table-cell office:value-type="float" office:value="0.00085" calcext:value-type="float">
            <text:p>0.00085</text:p>
          </table:table-cell>
          <table:table-cell/>
          <table:table-cell office:value-type="string" calcext:value-type="string">
            <text:p>ç</text:p>
          </table:table-cell>
          <table:table-cell office:value-type="float" office:value="201" calcext:value-type="float">
            <text:p>201</text:p>
          </table:table-cell>
          <table:table-cell office:value-type="float" office:value="0.00182" calcext:value-type="float">
            <text:p>0.00182</text:p>
          </table:table-cell>
          <table:table-cell/>
          <table:table-cell table:formula="of:=AVERAGE([.C72];[.G72])" office:value-type="float" office:value="0.001335" calcext:value-type="float">
            <text:p>0.001335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float" office:value="281" calcext:value-type="float">
            <text:p>281</text:p>
          </table:table-cell>
          <table:table-cell office:value-type="float" office:value="0.00001" calcext:value-type="float">
            <text:p>1E-05</text:p>
          </table:table-cell>
          <table:table-cell/>
          <table:table-cell office:value-type="string" calcext:value-type="string">
            <text:p>Ç</text:p>
          </table:table-cell>
          <table:table-cell office:value-type="float" office:value="15" calcext:value-type="float">
            <text:p>15</text:p>
          </table:table-cell>
          <table:table-cell office:value-type="float" office:value="0.00014" calcext:value-type="float">
            <text:p>0.00014</text:p>
          </table:table-cell>
          <table:table-cell/>
          <table:table-cell table:formula="of:=AVERAGE([.C73];[.G73])" office:value-type="float" office:value="0.000075" calcext:value-type="float">
            <text:p>7.5E-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0566388" calcext:value-type="float">
            <text:p>110566388</text:p>
          </table:table-cell>
          <table:table-cell office:value-type="float" office:value="4.003" calcext:value-type="float">
            <text:p>4.00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18312" calcext:value-type="float">
            <text:p>418312</text:p>
          </table:table-cell>
          <table:table-cell office:value-type="float" office:value="3.79341" calcext:value-type="float">
            <text:p>3.79341</text:p>
          </table:table-cell>
          <table:table-cell/>
          <table:table-cell table:formula="of:=AVERAGE([.C74];[.G74])" office:value-type="float" office:value="3.898205" calcext:value-type="float">
            <text:p>3.898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64556" calcext:value-type="float">
            <text:p>2864556</text:p>
          </table:table-cell>
          <table:table-cell office:value-type="float" office:value="0.10371" calcext:value-type="float">
            <text:p>0.1037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2536" calcext:value-type="float">
            <text:p>12536</text:p>
          </table:table-cell>
          <table:table-cell office:value-type="float" office:value="0.11368" calcext:value-type="float">
            <text:p>0.11368</text:p>
          </table:table-cell>
          <table:table-cell/>
          <table:table-cell table:formula="of:=AVERAGE([.C75];[.G75])" office:value-type="float" office:value="0.108695" calcext:value-type="float">
            <text:p>0.1086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80957231" calcext:value-type="float">
            <text:p>280957231</text:p>
          </table:table-cell>
          <table:table-cell office:value-type="float" office:value="10.1719" calcext:value-type="float">
            <text:p>10.1719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77034" calcext:value-type="float">
            <text:p>1077034</text:p>
          </table:table-cell>
          <table:table-cell office:value-type="float" office:value="9.76696" calcext:value-type="float">
            <text:p>9.76696</text:p>
          </table:table-cell>
          <table:table-cell/>
          <table:table-cell table:formula="of:=AVERAGE([.C76];[.G76])" office:value-type="float" office:value="9.96943" calcext:value-type="float">
            <text:p>9.9694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480047" calcext:value-type="float">
            <text:p>8480047</text:p>
          </table:table-cell>
          <table:table-cell office:value-type="float" office:value="0.30702" calcext:value-type="float">
            <text:p>0.3070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4167" calcext:value-type="float">
            <text:p>24167</text:p>
          </table:table-cell>
          <table:table-cell office:value-type="float" office:value="0.21916" calcext:value-type="float">
            <text:p>0.21916</text:p>
          </table:table-cell>
          <table:table-cell/>
          <table:table-cell table:formula="of:=AVERAGE([.C77];[.G77])" office:value-type="float" office:value="0.26309" calcext:value-type="float">
            <text:p>0.26309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5396648" calcext:value-type="float">
            <text:p>5396648</text:p>
          </table:table-cell>
          <table:table-cell office:value-type="float" office:value="0.19538" calcext:value-type="float">
            <text:p>0.19538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31906" calcext:value-type="float">
            <text:p>31906</text:p>
          </table:table-cell>
          <table:table-cell office:value-type="float" office:value="0.28934" calcext:value-type="float">
            <text:p>0.28934</text:p>
          </table:table-cell>
          <table:table-cell/>
          <table:table-cell table:formula="of:=AVERAGE([.C78];[.G78])" office:value-type="float" office:value="0.24236" calcext:value-type="float">
            <text:p>0.24236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63309" calcext:value-type="float">
            <text:p>63309</text:p>
          </table:table-cell>
          <table:table-cell office:value-type="float" office:value="0.00229" calcext:value-type="float">
            <text:p>0.00229</text:p>
          </table:table-cell>
          <table:table-cell/>
          <table:table-cell office:value-type="string" calcext:value-type="string">
            <text:p>É</text:p>
          </table:table-cell>
          <table:table-cell office:value-type="float" office:value="738" calcext:value-type="float">
            <text:p>738</text:p>
          </table:table-cell>
          <table:table-cell office:value-type="float" office:value="0.00669" calcext:value-type="float">
            <text:p>0.00669</text:p>
          </table:table-cell>
          <table:table-cell/>
          <table:table-cell table:formula="of:=AVERAGE([.C79];[.G79])" office:value-type="float" office:value="0.00449" calcext:value-type="float">
            <text:p>0.0044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81659" calcext:value-type="float">
            <text:p>15881659</text:p>
          </table:table-cell>
          <table:table-cell office:value-type="float" office:value="0.57499" calcext:value-type="float">
            <text:p>0.5749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3739" calcext:value-type="float">
            <text:p>53739</text:p>
          </table:table-cell>
          <table:table-cell office:value-type="float" office:value="0.48733" calcext:value-type="float">
            <text:p>0.48733</text:p>
          </table:table-cell>
          <table:table-cell/>
          <table:table-cell table:formula="of:=AVERAGE([.C80];[.G80])" office:value-type="float" office:value="0.53116" calcext:value-type="float">
            <text:p>0.531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87933" calcext:value-type="float">
            <text:p>1987933</text:p>
          </table:table-cell>
          <table:table-cell office:value-type="float" office:value="0.07197" calcext:value-type="float">
            <text:p>0.0719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939" calcext:value-type="float">
            <text:p>3939</text:p>
          </table:table-cell>
          <table:table-cell office:value-type="float" office:value="0.03572" calcext:value-type="float">
            <text:p>0.03572</text:p>
          </table:table-cell>
          <table:table-cell/>
          <table:table-cell table:formula="of:=AVERAGE([.C81];[.G81])" office:value-type="float" office:value="0.053845" calcext:value-type="float">
            <text:p>0.05384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90066" calcext:value-type="float">
            <text:p>23990066</text:p>
          </table:table-cell>
          <table:table-cell office:value-type="float" office:value="0.86855" calcext:value-type="float">
            <text:p>0.8685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92208" calcext:value-type="float">
            <text:p>92208</text:p>
          </table:table-cell>
          <table:table-cell office:value-type="float" office:value="0.83618" calcext:value-type="float">
            <text:p>0.83618</text:p>
          </table:table-cell>
          <table:table-cell/>
          <table:table-cell table:formula="of:=AVERAGE([.C82];[.G82])" office:value-type="float" office:value="0.852365" calcext:value-type="float">
            <text:p>0.8523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978856" calcext:value-type="float">
            <text:p>1978856</text:p>
          </table:table-cell>
          <table:table-cell office:value-type="float" office:value="0.07164" calcext:value-type="float">
            <text:p>0.0716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403" calcext:value-type="float">
            <text:p>4403</text:p>
          </table:table-cell>
          <table:table-cell office:value-type="float" office:value="0.03993" calcext:value-type="float">
            <text:p>0.03993</text:p>
          </table:table-cell>
          <table:table-cell/>
          <table:table-cell table:formula="of:=AVERAGE([.C83];[.G83])" office:value-type="float" office:value="0.055785" calcext:value-type="float">
            <text:p>0.05578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849414" calcext:value-type="float">
            <text:p>15849414</text:p>
          </table:table-cell>
          <table:table-cell office:value-type="float" office:value="0.57382" calcext:value-type="float">
            <text:p>0.5738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5653" calcext:value-type="float">
            <text:p>85653</text:p>
          </table:table-cell>
          <table:table-cell office:value-type="float" office:value="0.77673" calcext:value-type="float">
            <text:p>0.77673</text:p>
          </table:table-cell>
          <table:table-cell/>
          <table:table-cell table:formula="of:=AVERAGE([.C84];[.G84])" office:value-type="float" office:value="0.675275" calcext:value-type="float">
            <text:p>0.67527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34725" calcext:value-type="float">
            <text:p>1534725</text:p>
          </table:table-cell>
          <table:table-cell office:value-type="float" office:value="0.05556" calcext:value-type="float">
            <text:p>0.0555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4465" calcext:value-type="float">
            <text:p>4465</text:p>
          </table:table-cell>
          <table:table-cell office:value-type="float" office:value="0.04049" calcext:value-type="float">
            <text:p>0.04049</text:p>
          </table:table-cell>
          <table:table-cell/>
          <table:table-cell table:formula="of:=AVERAGE([.C85];[.G85])" office:value-type="float" office:value="0.048025" calcext:value-type="float">
            <text:p>0.0480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9041230" calcext:value-type="float">
            <text:p>139041230</text:p>
          </table:table-cell>
          <table:table-cell office:value-type="float" office:value="5.03391" calcext:value-type="float">
            <text:p>5.0339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473889" calcext:value-type="float">
            <text:p>473889</text:p>
          </table:table-cell>
          <table:table-cell office:value-type="float" office:value="4.29741" calcext:value-type="float">
            <text:p>4.29741</text:p>
          </table:table-cell>
          <table:table-cell/>
          <table:table-cell table:formula="of:=AVERAGE([.C86];[.G86])" office:value-type="float" office:value="4.66566" calcext:value-type="float">
            <text:p>4.6656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150945" calcext:value-type="float">
            <text:p>2150945</text:p>
          </table:table-cell>
          <table:table-cell office:value-type="float" office:value="0.07787" calcext:value-type="float">
            <text:p>0.0778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0207" calcext:value-type="float">
            <text:p>10207</text:p>
          </table:table-cell>
          <table:table-cell office:value-type="float" office:value="0.09256" calcext:value-type="float">
            <text:p>0.09256</text:p>
          </table:table-cell>
          <table:table-cell/>
          <table:table-cell table:formula="of:=AVERAGE([.C87];[.G87])" office:value-type="float" office:value="0.085215" calcext:value-type="float">
            <text:p>0.085215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10230618" calcext:value-type="float">
            <text:p>10230618</text:p>
          </table:table-cell>
          <table:table-cell office:value-type="float" office:value="0.37039" calcext:value-type="float">
            <text:p>0.37039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56397" calcext:value-type="float">
            <text:p>56397</text:p>
          </table:table-cell>
          <table:table-cell office:value-type="float" office:value="0.51143" calcext:value-type="float">
            <text:p>0.51143</text:p>
          </table:table-cell>
          <table:table-cell/>
          <table:table-cell table:formula="of:=AVERAGE([.C88];[.G88])" office:value-type="float" office:value="0.44091" calcext:value-type="float">
            <text:p>0.44091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float" office:value="15754" calcext:value-type="float">
            <text:p>15754</text:p>
          </table:table-cell>
          <table:table-cell office:value-type="float" office:value="0.00057" calcext:value-type="float">
            <text:p>0.00057</text:p>
          </table:table-cell>
          <table:table-cell/>
          <table:table-cell office:value-type="string" calcext:value-type="string">
            <text:p>Í</text:p>
          </table:table-cell>
          <table:table-cell office:value-type="float" office:value="366" calcext:value-type="float">
            <text:p>366</text:p>
          </table:table-cell>
          <table:table-cell office:value-type="float" office:value="0.00332" calcext:value-type="float">
            <text:p>0.00332</text:p>
          </table:table-cell>
          <table:table-cell/>
          <table:table-cell table:formula="of:=AVERAGE([.C89];[.G89])" office:value-type="float" office:value="0.001945" calcext:value-type="float">
            <text:p>0.00194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598180" calcext:value-type="float">
            <text:p>8598180</text:p>
          </table:table-cell>
          <table:table-cell office:value-type="float" office:value="0.31129" calcext:value-type="float">
            <text:p>0.311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8157" calcext:value-type="float">
            <text:p>38157</text:p>
          </table:table-cell>
          <table:table-cell office:value-type="float" office:value="0.34602" calcext:value-type="float">
            <text:p>0.34602</text:p>
          </table:table-cell>
          <table:table-cell/>
          <table:table-cell table:formula="of:=AVERAGE([.C90];[.G90])" office:value-type="float" office:value="0.328655" calcext:value-type="float">
            <text:p>0.32865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377827" calcext:value-type="float">
            <text:p>1377827</text:p>
          </table:table-cell>
          <table:table-cell office:value-type="float" office:value="0.04988" calcext:value-type="float">
            <text:p>0.04988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3945" calcext:value-type="float">
            <text:p>3945</text:p>
          </table:table-cell>
          <table:table-cell office:value-type="float" office:value="0.03577" calcext:value-type="float">
            <text:p>0.03577</text:p>
          </table:table-cell>
          <table:table-cell/>
          <table:table-cell table:formula="of:=AVERAGE([.C91];[.G91])" office:value-type="float" office:value="0.042825" calcext:value-type="float">
            <text:p>0.04282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331741" calcext:value-type="float">
            <text:p>1331741</text:p>
          </table:table-cell>
          <table:table-cell office:value-type="float" office:value="0.04821" calcext:value-type="float">
            <text:p>0.0482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182" calcext:value-type="float">
            <text:p>1182</text:p>
          </table:table-cell>
          <table:table-cell office:value-type="float" office:value="0.01072" calcext:value-type="float">
            <text:p>0.01072</text:p>
          </table:table-cell>
          <table:table-cell/>
          <table:table-cell table:formula="of:=AVERAGE([.C92];[.G92])" office:value-type="float" office:value="0.029465" calcext:value-type="float">
            <text:p>0.02946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34986" calcext:value-type="float">
            <text:p>434986</text:p>
          </table:table-cell>
          <table:table-cell office:value-type="float" office:value="0.01575" calcext:value-type="float">
            <text:p>0.0157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69" calcext:value-type="float">
            <text:p>269</text:p>
          </table:table-cell>
          <table:table-cell office:value-type="float" office:value="0.00244" calcext:value-type="float">
            <text:p>0.00244</text:p>
          </table:table-cell>
          <table:table-cell/>
          <table:table-cell table:formula="of:=AVERAGE([.C93];[.G93])" office:value-type="float" office:value="0.009095" calcext:value-type="float">
            <text:p>0.00909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9356415" calcext:value-type="float">
            <text:p>119356415</text:p>
          </table:table-cell>
          <table:table-cell office:value-type="float" office:value="4.32123" calcext:value-type="float">
            <text:p>4.3212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75477" calcext:value-type="float">
            <text:p>475477</text:p>
          </table:table-cell>
          <table:table-cell office:value-type="float" office:value="4.31181" calcext:value-type="float">
            <text:p>4.31181</text:p>
          </table:table-cell>
          <table:table-cell/>
          <table:table-cell table:formula="of:=AVERAGE([.C94];[.G94])" office:value-type="float" office:value="4.31652" calcext:value-type="float">
            <text:p>4.3165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187611" calcext:value-type="float">
            <text:p>5187611</text:p>
          </table:table-cell>
          <table:table-cell office:value-type="float" office:value="0.18781" calcext:value-type="float">
            <text:p>0.1878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5413" calcext:value-type="float">
            <text:p>15413</text:p>
          </table:table-cell>
          <table:table-cell office:value-type="float" office:value="0.13977" calcext:value-type="float">
            <text:p>0.13977</text:p>
          </table:table-cell>
          <table:table-cell/>
          <table:table-cell table:formula="of:=AVERAGE([.C95];[.G95])" office:value-type="float" office:value="0.16379" calcext:value-type="float">
            <text:p>0.163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360722" calcext:value-type="float">
            <text:p>56360722</text:p>
          </table:table-cell>
          <table:table-cell office:value-type="float" office:value="2.04051" calcext:value-type="float">
            <text:p>2.0405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32693" calcext:value-type="float">
            <text:p>232693</text:p>
          </table:table-cell>
          <table:table-cell office:value-type="float" office:value="2.11015" calcext:value-type="float">
            <text:p>2.11015</text:p>
          </table:table-cell>
          <table:table-cell/>
          <table:table-cell table:formula="of:=AVERAGE([.C96];[.G96])" office:value-type="float" office:value="2.07533" calcext:value-type="float">
            <text:p>2.075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40951" calcext:value-type="float">
            <text:p>4140951</text:p>
          </table:table-cell>
          <table:table-cell office:value-type="float" office:value="0.14992" calcext:value-type="float">
            <text:p>0.1499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2267" calcext:value-type="float">
            <text:p>12267</text:p>
          </table:table-cell>
          <table:table-cell office:value-type="float" office:value="0.11124" calcext:value-type="float">
            <text:p>0.11124</text:p>
          </table:table-cell>
          <table:table-cell/>
          <table:table-cell table:formula="of:=AVERAGE([.C97];[.G97])" office:value-type="float" office:value="0.13058" calcext:value-type="float">
            <text:p>0.13058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4945706" calcext:value-type="float">
            <text:p>154945706</text:p>
          </table:table-cell>
          <table:table-cell office:value-type="float" office:value="5.60972" calcext:value-type="float">
            <text:p>5.60972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67973" calcext:value-type="float">
            <text:p>567973</text:p>
          </table:table-cell>
          <table:table-cell office:value-type="float" office:value="5.1506" calcext:value-type="float">
            <text:p>5.1506</text:p>
          </table:table-cell>
          <table:table-cell/>
          <table:table-cell table:formula="of:=AVERAGE([.C98];[.G98])" office:value-type="float" office:value="5.38016" calcext:value-type="float">
            <text:p>5.3801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292484" calcext:value-type="float">
            <text:p>2292484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0646" calcext:value-type="float">
            <text:p>10646</text:p>
          </table:table-cell>
          <table:table-cell office:value-type="float" office:value="0.09654" calcext:value-type="float">
            <text:p>0.09654</text:p>
          </table:table-cell>
          <table:table-cell/>
          <table:table-cell table:formula="of:=AVERAGE([.C99];[.G99])" office:value-type="float" office:value="0.08977" calcext:value-type="float">
            <text:p>0.08977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float" office:value="4196676" calcext:value-type="float">
            <text:p>4196676</text:p>
          </table:table-cell>
          <table:table-cell office:value-type="float" office:value="0.15194" calcext:value-type="float">
            <text:p>0.15194</text:p>
          </table:table-cell>
          <table:table-cell/>
          <table:table-cell office:value-type="string" calcext:value-type="string">
            <text:p>ñ</text:p>
          </table:table-cell>
          <table:table-cell office:value-type="float" office:value="20566" calcext:value-type="float">
            <text:p>20566</text:p>
          </table:table-cell>
          <table:table-cell office:value-type="float" office:value="0.1865" calcext:value-type="float">
            <text:p>0.1865</text:p>
          </table:table-cell>
          <table:table-cell/>
          <table:table-cell table:formula="of:=AVERAGE([.C100];[.G100])" office:value-type="float" office:value="0.16922" calcext:value-type="float">
            <text:p>0.16922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float" office:value="5735" calcext:value-type="float">
            <text:p>5735</text:p>
          </table:table-cell>
          <table:table-cell office:value-type="float" office:value="0.00021" calcext:value-type="float">
            <text:p>0.00021</text:p>
          </table:table-cell>
          <table:table-cell/>
          <table:table-cell office:value-type="string" calcext:value-type="string">
            <text:p>Ñ</text:p>
          </table:table-cell>
          <table:table-cell office:value-type="float" office:value="295" calcext:value-type="float">
            <text:p>295</text:p>
          </table:table-cell>
          <table:table-cell office:value-type="float" office:value="0.00268" calcext:value-type="float">
            <text:p>0.00268</text:p>
          </table:table-cell>
          <table:table-cell/>
          <table:table-cell table:formula="of:=AVERAGE([.C101];[.G101])" office:value-type="float" office:value="0.001445" calcext:value-type="float">
            <text:p>0.0014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3132635" calcext:value-type="float">
            <text:p>183132635</text:p>
          </table:table-cell>
          <table:table-cell office:value-type="float" office:value="6.63022" calcext:value-type="float">
            <text:p>6.630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41684" calcext:value-type="float">
            <text:p>741684</text:p>
          </table:table-cell>
          <table:table-cell office:value-type="float" office:value="6.72588" calcext:value-type="float">
            <text:p>6.72588</text:p>
          </table:table-cell>
          <table:table-cell/>
          <table:table-cell table:formula="of:=AVERAGE([.C102];[.G102])" office:value-type="float" office:value="6.67805" calcext:value-type="float">
            <text:p>6.678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60789" calcext:value-type="float">
            <text:p>1360789</text:p>
          </table:table-cell>
          <table:table-cell office:value-type="float" office:value="0.04927" calcext:value-type="float">
            <text:p>0.04927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494" calcext:value-type="float">
            <text:p>7494</text:p>
          </table:table-cell>
          <table:table-cell office:value-type="float" office:value="0.06796" calcext:value-type="float">
            <text:p>0.06796</text:p>
          </table:table-cell>
          <table:table-cell/>
          <table:table-cell table:formula="of:=AVERAGE([.C103];[.G103])" office:value-type="float" office:value="0.058615" calcext:value-type="float">
            <text:p>0.058615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float" office:value="65099" calcext:value-type="float">
            <text:p>65099</text:p>
          </table:table-cell>
          <table:table-cell office:value-type="float" office:value="0.00236" calcext:value-type="float">
            <text:p>0.00236</text:p>
          </table:table-cell>
          <table:table-cell/>
          <table:table-cell office:value-type="string" calcext:value-type="string">
            <text:p>º</text:p>
          </table:table-cell>
          <table:table-cell office:value-type="float" office:value="156" calcext:value-type="float">
            <text:p>156</text:p>
          </table:table-cell>
          <table:table-cell office:value-type="float" office:value="0.00141" calcext:value-type="float">
            <text:p>0.00141</text:p>
          </table:table-cell>
          <table:table-cell/>
          <table:table-cell table:formula="of:=AVERAGE([.C104];[.G104])" office:value-type="float" office:value="0.001885" calcext:value-type="float">
            <text:p>0.001885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float" office:value="17417497" calcext:value-type="float">
            <text:p>17417497</text:p>
          </table:table-cell>
          <table:table-cell office:value-type="float" office:value="0.63059" calcext:value-type="float">
            <text:p>0.63059</text:p>
          </table:table-cell>
          <table:table-cell/>
          <table:table-cell office:value-type="string" calcext:value-type="string">
            <text:p>ó</text:p>
          </table:table-cell>
          <table:table-cell office:value-type="float" office:value="49627" calcext:value-type="float">
            <text:p>49627</text:p>
          </table:table-cell>
          <table:table-cell office:value-type="float" office:value="0.45004" calcext:value-type="float">
            <text:p>0.45004</text:p>
          </table:table-cell>
          <table:table-cell/>
          <table:table-cell table:formula="of:=AVERAGE([.C105];[.G105])" office:value-type="float" office:value="0.540315" calcext:value-type="float">
            <text:p>0.540315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float" office:value="20943" calcext:value-type="float">
            <text:p>20943</text:p>
          </table:table-cell>
          <table:table-cell office:value-type="float" office:value="0.00076" calcext:value-type="float">
            <text:p>0.00076</text:p>
          </table:table-cell>
          <table:table-cell/>
          <table:table-cell office:value-type="string" calcext:value-type="string">
            <text:p>Ó</text:p>
          </table:table-cell>
          <table:table-cell office:value-type="float" office:value="288" calcext:value-type="float">
            <text:p>288</text:p>
          </table:table-cell>
          <table:table-cell office:value-type="float" office:value="0.00261" calcext:value-type="float">
            <text:p>0.00261</text:p>
          </table:table-cell>
          <table:table-cell/>
          <table:table-cell table:formula="of:=AVERAGE([.C106];[.G106])" office:value-type="float" office:value="0.001685" calcext:value-type="float">
            <text:p>0.00168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140816" calcext:value-type="float">
            <text:p>55140816</text:p>
          </table:table-cell>
          <table:table-cell office:value-type="float" office:value="1.99634" calcext:value-type="float">
            <text:p>1.9963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94795" calcext:value-type="float">
            <text:p>194795</text:p>
          </table:table-cell>
          <table:table-cell office:value-type="float" office:value="1.76648" calcext:value-type="float">
            <text:p>1.76648</text:p>
          </table:table-cell>
          <table:table-cell/>
          <table:table-cell table:formula="of:=AVERAGE([.C107];[.G107])" office:value-type="float" office:value="1.88141" calcext:value-type="float">
            <text:p>1.8814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16978" calcext:value-type="float">
            <text:p>4916978</text:p>
          </table:table-cell>
          <table:table-cell office:value-type="float" office:value="0.17802" calcext:value-type="float">
            <text:p>0.1780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4701" calcext:value-type="float">
            <text:p>14701</text:p>
          </table:table-cell>
          <table:table-cell office:value-type="float" office:value="0.13331" calcext:value-type="float">
            <text:p>0.13331</text:p>
          </table:table-cell>
          <table:table-cell/>
          <table:table-cell table:formula="of:=AVERAGE([.C108];[.G108])" office:value-type="float" office:value="0.155665" calcext:value-type="float">
            <text:p>0.15566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311699" calcext:value-type="float">
            <text:p>18311699</text:p>
          </table:table-cell>
          <table:table-cell office:value-type="float" office:value="0.66297" calcext:value-type="float">
            <text:p>0.66297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92314" calcext:value-type="float">
            <text:p>92314</text:p>
          </table:table-cell>
          <table:table-cell office:value-type="float" office:value="0.83714" calcext:value-type="float">
            <text:p>0.83714</text:p>
          </table:table-cell>
          <table:table-cell/>
          <table:table-cell table:formula="of:=AVERAGE([.C109];[.G109])" office:value-type="float" office:value="0.750055" calcext:value-type="float">
            <text:p>0.75005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53055" calcext:value-type="float">
            <text:p>353055</text:p>
          </table:table-cell>
          <table:table-cell office:value-type="float" office:value="0.01278" calcext:value-type="float">
            <text:p>0.0127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3667" calcext:value-type="float">
            <text:p>3667</text:p>
          </table:table-cell>
          <table:table-cell office:value-type="float" office:value="0.03325" calcext:value-type="float">
            <text:p>0.03325</text:p>
          </table:table-cell>
          <table:table-cell/>
          <table:table-cell table:formula="of:=AVERAGE([.C110];[.G110])" office:value-type="float" office:value="0.023015" calcext:value-type="float">
            <text:p>0.023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806350" calcext:value-type="float">
            <text:p>144806350</text:p>
          </table:table-cell>
          <table:table-cell office:value-type="float" office:value="5.24263" calcext:value-type="float">
            <text:p>5.24263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47656" calcext:value-type="float">
            <text:p>547656</text:p>
          </table:table-cell>
          <table:table-cell office:value-type="float" office:value="4.96636" calcext:value-type="float">
            <text:p>4.96636</text:p>
          </table:table-cell>
          <table:table-cell/>
          <table:table-cell table:formula="of:=AVERAGE([.C111];[.G111])" office:value-type="float" office:value="5.104495" calcext:value-type="float">
            <text:p>5.104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411700" calcext:value-type="float">
            <text:p>2411700</text:p>
          </table:table-cell>
          <table:table-cell office:value-type="float" office:value="0.08731" calcext:value-type="float">
            <text:p>0.0873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626" calcext:value-type="float">
            <text:p>8626</text:p>
          </table:table-cell>
          <table:table-cell office:value-type="float" office:value="0.07822" calcext:value-type="float">
            <text:p>0.07822</text:p>
          </table:table-cell>
          <table:table-cell/>
          <table:table-cell table:formula="of:=AVERAGE([.C112];[.G112])" office:value-type="float" office:value="0.082765" calcext:value-type="float">
            <text:p>0.08276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7121242" calcext:value-type="float">
            <text:p>157121242</text:p>
          </table:table-cell>
          <table:table-cell office:value-type="float" office:value="5.68849" calcext:value-type="float">
            <text:p>5.6884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47739" calcext:value-type="float">
            <text:p>647739</text:p>
          </table:table-cell>
          <table:table-cell office:value-type="float" office:value="5.87395" calcext:value-type="float">
            <text:p>5.87395</text:p>
          </table:table-cell>
          <table:table-cell/>
          <table:table-cell table:formula="of:=AVERAGE([.C113];[.G113])" office:value-type="float" office:value="5.78122" calcext:value-type="float">
            <text:p>5.7812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084637" calcext:value-type="float">
            <text:p>5084637</text:p>
          </table:table-cell>
          <table:table-cell office:value-type="float" office:value="0.18409" calcext:value-type="float">
            <text:p>0.1840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5593" calcext:value-type="float">
            <text:p>15593</text:p>
          </table:table-cell>
          <table:table-cell office:value-type="float" office:value="0.1414" calcext:value-type="float">
            <text:p>0.1414</text:p>
          </table:table-cell>
          <table:table-cell/>
          <table:table-cell table:formula="of:=AVERAGE([.C114];[.G114])" office:value-type="float" office:value="0.162745" calcext:value-type="float">
            <text:p>0.16274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96660256" calcext:value-type="float">
            <text:p>96660256</text:p>
          </table:table-cell>
          <table:table-cell office:value-type="float" office:value="3.49953" calcext:value-type="float">
            <text:p>3.49953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45682" calcext:value-type="float">
            <text:p>345682</text:p>
          </table:table-cell>
          <table:table-cell office:value-type="float" office:value="3.13478" calcext:value-type="float">
            <text:p>3.13478</text:p>
          </table:table-cell>
          <table:table-cell/>
          <table:table-cell table:formula="of:=AVERAGE([.C115];[.G115])" office:value-type="float" office:value="3.317155" calcext:value-type="float">
            <text:p>3.31715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3873" calcext:value-type="float">
            <text:p>2633873</text:p>
          </table:table-cell>
          <table:table-cell office:value-type="float" office:value="0.09536" calcext:value-type="float">
            <text:p>0.0953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7755" calcext:value-type="float">
            <text:p>7755</text:p>
          </table:table-cell>
          <table:table-cell office:value-type="float" office:value="0.07033" calcext:value-type="float">
            <text:p>0.07033</text:p>
          </table:table-cell>
          <table:table-cell/>
          <table:table-cell table:formula="of:=AVERAGE([.C116];[.G116])" office:value-type="float" office:value="0.082845" calcext:value-type="float">
            <text:p>0.082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5305748" calcext:value-type="float">
            <text:p>85305748</text:p>
          </table:table-cell>
          <table:table-cell office:value-type="float" office:value="3.08845" calcext:value-type="float">
            <text:p>3.08845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353343" calcext:value-type="float">
            <text:p>353343</text:p>
          </table:table-cell>
          <table:table-cell office:value-type="float" office:value="3.20425" calcext:value-type="float">
            <text:p>3.20425</text:p>
          </table:table-cell>
          <table:table-cell/>
          <table:table-cell table:formula="of:=AVERAGE([.C117];[.G117])" office:value-type="float" office:value="3.14635" calcext:value-type="float">
            <text:p>3.146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65701" calcext:value-type="float">
            <text:p>1665701</text:p>
          </table:table-cell>
          <table:table-cell office:value-type="float" office:value="0.06031" calcext:value-type="float">
            <text:p>0.0603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4264" calcext:value-type="float">
            <text:p>4264</text:p>
          </table:table-cell>
          <table:table-cell office:value-type="float" office:value="0.03867" calcext:value-type="float">
            <text:p>0.03867</text:p>
          </table:table-cell>
          <table:table-cell/>
          <table:table-cell table:formula="of:=AVERAGE([.C118];[.G118])" office:value-type="float" office:value="0.04949" calcext:value-type="float">
            <text:p>0.04949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float" office:value="2714214" calcext:value-type="float">
            <text:p>2714214</text:p>
          </table:table-cell>
          <table:table-cell office:value-type="float" office:value="0.09827" calcext:value-type="float">
            <text:p>0.09827</text:p>
          </table:table-cell>
          <table:table-cell/>
          <table:table-cell office:value-type="string" calcext:value-type="string">
            <text:p>ú</text:p>
          </table:table-cell>
          <table:table-cell office:value-type="float" office:value="8716" calcext:value-type="float">
            <text:p>8716</text:p>
          </table:table-cell>
          <table:table-cell office:value-type="float" office:value="0.07904" calcext:value-type="float">
            <text:p>0.07904</text:p>
          </table:table-cell>
          <table:table-cell/>
          <table:table-cell table:formula="of:=AVERAGE([.C119];[.G119])" office:value-type="float" office:value="0.088655" calcext:value-type="float">
            <text:p>0.088655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float" office:value="14179" calcext:value-type="float">
            <text:p>14179</text:p>
          </table:table-cell>
          <table:table-cell office:value-type="float" office:value="0.00051" calcext:value-type="float">
            <text:p>0.00051</text:p>
          </table:table-cell>
          <table:table-cell/>
          <table:table-cell office:value-type="string" calcext:value-type="string">
            <text:p>Ú</text:p>
          </table:table-cell>
          <table:table-cell office:value-type="float" office:value="62" calcext:value-type="float">
            <text:p>62</text:p>
          </table:table-cell>
          <table:table-cell office:value-type="float" office:value="0.00056" calcext:value-type="float">
            <text:p>0.00056</text:p>
          </table:table-cell>
          <table:table-cell/>
          <table:table-cell table:formula="of:=AVERAGE([.C120];[.G120])" office:value-type="float" office:value="0.000535" calcext:value-type="float">
            <text:p>0.000535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73451" calcext:value-type="float">
            <text:p>73451</text:p>
          </table:table-cell>
          <table:table-cell office:value-type="float" office:value="0.00266" calcext:value-type="float">
            <text:p>0.00266</text:p>
          </table:table-cell>
          <table:table-cell/>
          <table:table-cell office:value-type="string" calcext:value-type="string">
            <text:p>ü</text:p>
          </table:table-cell>
          <table:table-cell office:value-type="float" office:value="365" calcext:value-type="float">
            <text:p>365</text:p>
          </table:table-cell>
          <table:table-cell office:value-type="float" office:value="0.00331" calcext:value-type="float">
            <text:p>0.00331</text:p>
          </table:table-cell>
          <table:table-cell/>
          <table:table-cell table:formula="of:=AVERAGE([.C121];[.G121])" office:value-type="float" office:value="0.002985" calcext:value-type="float">
            <text:p>0.002985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452" calcext:value-type="float">
            <text:p>452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string" calcext:value-type="string">
            <text:p>Ü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AVERAGE([.C122];[.G122])"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0747941" calcext:value-type="float">
            <text:p>20747941</text:p>
          </table:table-cell>
          <table:table-cell office:value-type="float" office:value="0.75117" calcext:value-type="float">
            <text:p>0.7511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85807" calcext:value-type="float">
            <text:p>85807</text:p>
          </table:table-cell>
          <table:table-cell office:value-type="float" office:value="0.77813" calcext:value-type="float">
            <text:p>0.77813</text:p>
          </table:table-cell>
          <table:table-cell/>
          <table:table-cell table:formula="of:=AVERAGE([.C123];[.G123])" office:value-type="float" office:value="0.76465" calcext:value-type="float">
            <text:p>0.764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86799" calcext:value-type="float">
            <text:p>1386799</text:p>
          </table:table-cell>
          <table:table-cell office:value-type="float" office:value="0.05021" calcext:value-type="float">
            <text:p>0.05021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5788" calcext:value-type="float">
            <text:p>5788</text:p>
          </table:table-cell>
          <table:table-cell office:value-type="float" office:value="0.05249" calcext:value-type="float">
            <text:p>0.05249</text:p>
          </table:table-cell>
          <table:table-cell/>
          <table:table-cell table:formula="of:=AVERAGE([.C124];[.G124])" office:value-type="float" office:value="0.05135" calcext:value-type="float">
            <text:p>0.0513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10351" calcext:value-type="float">
            <text:p>610351</text:p>
          </table:table-cell>
          <table:table-cell office:value-type="float" office:value="0.0221" calcext:value-type="float">
            <text:p>0.0221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011" calcext:value-type="float">
            <text:p>2011</text:p>
          </table:table-cell>
          <table:table-cell office:value-type="float" office:value="0.01824" calcext:value-type="float">
            <text:p>0.01824</text:p>
          </table:table-cell>
          <table:table-cell/>
          <table:table-cell table:formula="of:=AVERAGE([.C125];[.G125])" office:value-type="float" office:value="0.02017" calcext:value-type="float">
            <text:p>0.0201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1133" calcext:value-type="float">
            <text:p>411133</text:p>
          </table:table-cell>
          <table:table-cell office:value-type="float" office:value="0.01488" calcext:value-type="float">
            <text:p>0.01488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398" calcext:value-type="float">
            <text:p>398</text:p>
          </table:table-cell>
          <table:table-cell office:value-type="float" office:value="0.00361" calcext:value-type="float">
            <text:p>0.00361</text:p>
          </table:table-cell>
          <table:table-cell/>
          <table:table-cell table:formula="of:=AVERAGE([.C126];[.G126])" office:value-type="float" office:value="0.009245" calcext:value-type="float">
            <text:p>0.00924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35319" calcext:value-type="float">
            <text:p>3735319</text:p>
          </table:table-cell>
          <table:table-cell office:value-type="float" office:value="0.13524" calcext:value-type="float">
            <text:p>0.1352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702" calcext:value-type="float">
            <text:p>9702</text:p>
          </table:table-cell>
          <table:table-cell office:value-type="float" office:value="0.08798" calcext:value-type="float">
            <text:p>0.08798</text:p>
          </table:table-cell>
          <table:table-cell/>
          <table:table-cell table:formula="of:=AVERAGE([.C127];[.G127])" office:value-type="float" office:value="0.11161" calcext:value-type="float">
            <text:p>0.1116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7271" calcext:value-type="float">
            <text:p>257271</text:p>
          </table:table-cell>
          <table:table-cell office:value-type="float" office:value="0.00931" calcext:value-type="float">
            <text:p>0.0093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45" calcext:value-type="float">
            <text:p>1245</text:p>
          </table:table-cell>
          <table:table-cell office:value-type="float" office:value="0.01129" calcext:value-type="float">
            <text:p>0.01129</text:p>
          </table:table-cell>
          <table:table-cell/>
          <table:table-cell table:formula="of:=AVERAGE([.C128];[.G128])"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7789231" calcext:value-type="float">
            <text:p>17789231</text:p>
          </table:table-cell>
          <table:table-cell office:value-type="float" office:value="0.64405" calcext:value-type="float">
            <text:p>0.6440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1133" calcext:value-type="float">
            <text:p>91133</text:p>
          </table:table-cell>
          <table:table-cell office:value-type="float" office:value="0.82643" calcext:value-type="float">
            <text:p>0.82643</text:p>
          </table:table-cell>
          <table:table-cell/>
          <table:table-cell table:formula="of:=AVERAGE([.C129];[.G129])" office:value-type="float" office:value="0.73524" calcext:value-type="float">
            <text:p>0.7352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8238" calcext:value-type="float">
            <text:p>748238</text:p>
          </table:table-cell>
          <table:table-cell office:value-type="float" office:value="0.02709" calcext:value-type="float">
            <text:p>0.0270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6741" calcext:value-type="float">
            <text:p>6741</text:p>
          </table:table-cell>
          <table:table-cell office:value-type="float" office:value="0.06113" calcext:value-type="float">
            <text:p>0.06113</text:p>
          </table:table-cell>
          <table:table-cell/>
          <table:table-cell table:formula="of:=AVERAGE([.C130];[.G130])" office:value-type="float" office:value="0.04411" calcext:value-type="float">
            <text:p>0.0441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272956" calcext:value-type="float">
            <text:p>8272956</text:p>
          </table:table-cell>
          <table:table-cell office:value-type="float" office:value="0.29952" calcext:value-type="float">
            <text:p>0.29952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34851" calcext:value-type="float">
            <text:p>34851</text:p>
          </table:table-cell>
          <table:table-cell office:value-type="float" office:value="0.31604" calcext:value-type="float">
            <text:p>0.31604</text:p>
          </table:table-cell>
          <table:table-cell/>
          <table:table-cell table:formula="of:=AVERAGE([.C131];[.G131])" office:value-type="float" office:value="0.30778" calcext:value-type="float">
            <text:p>0.3077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237042" calcext:value-type="float">
            <text:p>237042</text:p>
          </table:table-cell>
          <table:table-cell office:value-type="float" office:value="0.00858" calcext:value-type="float">
            <text:p>0.00858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757" calcext:value-type="float">
            <text:p>757</text:p>
          </table:table-cell>
          <table:table-cell office:value-type="float" office:value="0.00686" calcext:value-type="float">
            <text:p>0.00686</text:p>
          </table:table-cell>
          <table:table-cell/>
          <table:table-cell table:formula="of:=AVERAGE([.C132];[.G132])" office:value-type="float" office:value="0.00772" calcext:value-type="float">
            <text:p>0.00772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 table:number-rows-repeated="70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</table:table>
      <table:table table:name="Spanish-unicase-letter-frequenci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eipzig</text:p>
          </table:table-cell>
          <table:table-cell table:number-columns-repeated="3"/>
          <table:table-cell office:value-type="string" calcext:value-type="string">
            <text:p>Gutenbe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⍽</text:p>
          </table:table-cell>
          <table:table-cell office:value-type="float" office:value="262541545" calcext:value-type="float">
            <text:p>262541545</text:p>
          </table:table-cell>
          <table:table-cell office:value-type="float" office:value="16.65452" calcext:value-type="float">
            <text:p>16.65452</text:p>
          </table:table-cell>
          <table:table-cell/>
          <table:table-cell office:value-type="string" calcext:value-type="string">
            <text:p>⍽</text:p>
          </table:table-cell>
          <table:table-cell office:value-type="float" office:value="1796755" calcext:value-type="float">
            <text:p>1796755</text:p>
          </table:table-cell>
          <table:table-cell office:value-type="float" office:value="16.29367" calcext:value-type="float">
            <text:p>16.29367</text:p>
          </table:table-cell>
          <table:table-cell/>
          <table:table-cell table:formula="of:=AVERAGE([.C3];[.G3])" office:value-type="float" office:value="16.474095" calcext:value-type="float">
            <text:p>16.4740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9540585" calcext:value-type="float">
            <text:p>169540585</text:p>
          </table:table-cell>
          <table:table-cell office:value-type="float" office:value="10.75493" calcext:value-type="float">
            <text:p>10.7549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133845" calcext:value-type="float">
            <text:p>1133845</text:p>
          </table:table-cell>
          <table:table-cell office:value-type="float" office:value="10.28214" calcext:value-type="float">
            <text:p>10.28214</text:p>
          </table:table-cell>
          <table:table-cell/>
          <table:table-cell table:formula="of:=AVERAGE([.C4];[.G4])" office:value-type="float" office:value="10.518535" calcext:value-type="float">
            <text:p>10.5185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5261246" calcext:value-type="float">
            <text:p>155261246</text:p>
          </table:table-cell>
          <table:table-cell office:value-type="float" office:value="9.84911" calcext:value-type="float">
            <text:p>9.849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94501" calcext:value-type="float">
            <text:p>1094501</text:p>
          </table:table-cell>
          <table:table-cell office:value-type="float" office:value="9.92536" calcext:value-type="float">
            <text:p>9.92536</text:p>
          </table:table-cell>
          <table:table-cell/>
          <table:table-cell table:formula="of:=AVERAGE([.C5];[.G5])" office:value-type="float" office:value="9.887235" calcext:value-type="float">
            <text:p>9.8872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14162756" calcext:value-type="float">
            <text:p>114162756</text:p>
          </table:table-cell>
          <table:table-cell office:value-type="float" office:value="7.242" calcext:value-type="float">
            <text:p>7.24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799093" calcext:value-type="float">
            <text:p>799093</text:p>
          </table:table-cell>
          <table:table-cell office:value-type="float" office:value="7.24648" calcext:value-type="float">
            <text:p>7.24648</text:p>
          </table:table-cell>
          <table:table-cell/>
          <table:table-cell table:formula="of:=AVERAGE([.C6];[.G6])" office:value-type="float" office:value="7.24424" calcext:value-type="float">
            <text:p>7.2442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5434855" calcext:value-type="float">
            <text:p>85434855</text:p>
          </table:table-cell>
          <table:table-cell office:value-type="float" office:value="5.41962" calcext:value-type="float">
            <text:p>5.4196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63332" calcext:value-type="float">
            <text:p>663332</text:p>
          </table:table-cell>
          <table:table-cell office:value-type="float" office:value="6.01535" calcext:value-type="float">
            <text:p>6.01535</text:p>
          </table:table-cell>
          <table:table-cell/>
          <table:table-cell table:formula="of:=AVERAGE([.C7];[.G7])" office:value-type="float" office:value="5.717485" calcext:value-type="float">
            <text:p>5.71748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91757262" calcext:value-type="float">
            <text:p>91757262</text:p>
          </table:table-cell>
          <table:table-cell office:value-type="float" office:value="5.82069" calcext:value-type="float">
            <text:p>5.82069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599480" calcext:value-type="float">
            <text:p>599480</text:p>
          </table:table-cell>
          <table:table-cell office:value-type="float" office:value="5.43632" calcext:value-type="float">
            <text:p>5.43632</text:p>
          </table:table-cell>
          <table:table-cell/>
          <table:table-cell table:formula="of:=AVERAGE([.C8];[.G8])" office:value-type="float" office:value="5.628505" calcext:value-type="float">
            <text:p>5.6285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3685037" calcext:value-type="float">
            <text:p>83685037</text:p>
          </table:table-cell>
          <table:table-cell office:value-type="float" office:value="5.30862" calcext:value-type="float">
            <text:p>5.30862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56282" calcext:value-type="float">
            <text:p>556282</text:p>
          </table:table-cell>
          <table:table-cell office:value-type="float" office:value="5.04458" calcext:value-type="float">
            <text:p>5.04458</text:p>
          </table:table-cell>
          <table:table-cell/>
          <table:table-cell table:formula="of:=AVERAGE([.C9];[.G9])" office:value-type="float" office:value="5.1766" calcext:value-type="float">
            <text:p>5.176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5877478" calcext:value-type="float">
            <text:p>85877478</text:p>
          </table:table-cell>
          <table:table-cell office:value-type="float" office:value="5.4477" calcext:value-type="float">
            <text:p>5.4477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540859" calcext:value-type="float">
            <text:p>540859</text:p>
          </table:table-cell>
          <table:table-cell office:value-type="float" office:value="4.90472" calcext:value-type="float">
            <text:p>4.90472</text:p>
          </table:table-cell>
          <table:table-cell/>
          <table:table-cell table:formula="of:=AVERAGE([.C10];[.G10])" office:value-type="float" office:value="5.17621" calcext:value-type="float">
            <text:p>5.1762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1380359" calcext:value-type="float">
            <text:p>71380359</text:p>
          </table:table-cell>
          <table:table-cell office:value-type="float" office:value="4.52807" calcext:value-type="float">
            <text:p>4.5280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90890" calcext:value-type="float">
            <text:p>490890</text:p>
          </table:table-cell>
          <table:table-cell office:value-type="float" office:value="4.45158" calcext:value-type="float">
            <text:p>4.45158</text:p>
          </table:table-cell>
          <table:table-cell/>
          <table:table-cell table:formula="of:=AVERAGE([.C11];[.G11])" office:value-type="float" office:value="4.489825" calcext:value-type="float">
            <text:p>4.4898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3808304" calcext:value-type="float">
            <text:p>63808304</text:p>
          </table:table-cell>
          <table:table-cell office:value-type="float" office:value="4.04773" calcext:value-type="float">
            <text:p>4.0477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430848" calcext:value-type="float">
            <text:p>430848</text:p>
          </table:table-cell>
          <table:table-cell office:value-type="float" office:value="3.9071" calcext:value-type="float">
            <text:p>3.9071</text:p>
          </table:table-cell>
          <table:table-cell/>
          <table:table-cell table:formula="of:=AVERAGE([.C12];[.G12])" office:value-type="float" office:value="3.977415" calcext:value-type="float">
            <text:p>3.9774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55938235" calcext:value-type="float">
            <text:p>55938235</text:p>
          </table:table-cell>
          <table:table-cell office:value-type="float" office:value="3.54848" calcext:value-type="float">
            <text:p>3.5484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53437" calcext:value-type="float">
            <text:p>353437</text:p>
          </table:table-cell>
          <table:table-cell office:value-type="float" office:value="3.2051" calcext:value-type="float">
            <text:p>3.2051</text:p>
          </table:table-cell>
          <table:table-cell/>
          <table:table-cell table:formula="of:=AVERAGE([.C13];[.G13])" office:value-type="float" office:value="3.37679" calcext:value-type="float">
            <text:p>3.3767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6546911" calcext:value-type="float">
            <text:p>56546911</text:p>
          </table:table-cell>
          <table:table-cell office:value-type="float" office:value="3.5871" calcext:value-type="float">
            <text:p>3.58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43194" calcext:value-type="float">
            <text:p>343194</text:p>
          </table:table-cell>
          <table:table-cell office:value-type="float" office:value="3.11222" calcext:value-type="float">
            <text:p>3.11222</text:p>
          </table:table-cell>
          <table:table-cell/>
          <table:table-cell table:formula="of:=AVERAGE([.C14];[.G14])" office:value-type="float" office:value="3.34966" calcext:value-type="float">
            <text:p>3.349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2510166" calcext:value-type="float">
            <text:p>52510166</text:p>
          </table:table-cell>
          <table:table-cell office:value-type="float" office:value="3.33102" calcext:value-type="float">
            <text:p>3.3310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366751" calcext:value-type="float">
            <text:p>366751</text:p>
          </table:table-cell>
          <table:table-cell office:value-type="float" office:value="3.32584" calcext:value-type="float">
            <text:p>3.32584</text:p>
          </table:table-cell>
          <table:table-cell/>
          <table:table-cell table:formula="of:=AVERAGE([.C15];[.G15])" office:value-type="float" office:value="3.32843" calcext:value-type="float">
            <text:p>3.328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4957958" calcext:value-type="float">
            <text:p>34957958</text:p>
          </table:table-cell>
          <table:table-cell office:value-type="float" office:value="2.21758" calcext:value-type="float">
            <text:p>2.2175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44960" calcext:value-type="float">
            <text:p>244960</text:p>
          </table:table-cell>
          <table:table-cell office:value-type="float" office:value="2.22139" calcext:value-type="float">
            <text:p>2.22139</text:p>
          </table:table-cell>
          <table:table-cell/>
          <table:table-cell table:formula="of:=AVERAGE([.C16];[.G16])" office:value-type="float" office:value="2.219485" calcext:value-type="float">
            <text:p>2.21948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4360294" calcext:value-type="float">
            <text:p>34360294</text:p>
          </table:table-cell>
          <table:table-cell office:value-type="float" office:value="2.17967" calcext:value-type="float">
            <text:p>2.17967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09496" calcext:value-type="float">
            <text:p>209496</text:p>
          </table:table-cell>
          <table:table-cell office:value-type="float" office:value="1.89979" calcext:value-type="float">
            <text:p>1.89979</text:p>
          </table:table-cell>
          <table:table-cell/>
          <table:table-cell table:formula="of:=AVERAGE([.C17];[.G17])" office:value-type="float" office:value="2.03973" calcext:value-type="float">
            <text:p>2.0397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959118" calcext:value-type="float">
            <text:p>15959118</text:p>
          </table:table-cell>
          <table:table-cell office:value-type="float" office:value="1.01238" calcext:value-type="float">
            <text:p>1.0123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34351" calcext:value-type="float">
            <text:p>134351</text:p>
          </table:table-cell>
          <table:table-cell office:value-type="float" office:value="1.21835" calcext:value-type="float">
            <text:p>1.21835</text:p>
          </table:table-cell>
          <table:table-cell/>
          <table:table-cell table:formula="of:=AVERAGE([.C18];[.G18])" office:value-type="float" office:value="1.115365" calcext:value-type="float">
            <text:p>1.11536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964467" calcext:value-type="float">
            <text:p>14964467</text:p>
          </table:table-cell>
          <table:table-cell office:value-type="float" office:value="0.94928" calcext:value-type="float">
            <text:p>0.94928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96611" calcext:value-type="float">
            <text:p>96611</text:p>
          </table:table-cell>
          <table:table-cell office:value-type="float" office:value="0.87611" calcext:value-type="float">
            <text:p>0.87611</text:p>
          </table:table-cell>
          <table:table-cell/>
          <table:table-cell table:formula="of:=AVERAGE([.C19];[.G19])" office:value-type="float" office:value="0.912695" calcext:value-type="float">
            <text:p>0.91269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628219" calcext:value-type="float">
            <text:p>12628219</text:p>
          </table:table-cell>
          <table:table-cell office:value-type="float" office:value="0.80108" calcext:value-type="float">
            <text:p>0.80108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91595" calcext:value-type="float">
            <text:p>91595</text:p>
          </table:table-cell>
          <table:table-cell office:value-type="float" office:value="0.83062" calcext:value-type="float">
            <text:p>0.83062</text:p>
          </table:table-cell>
          <table:table-cell/>
          <table:table-cell table:formula="of:=AVERAGE([.C20];[.G20])" office:value-type="float" office:value="0.81585" calcext:value-type="float">
            <text:p>0.8158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1205355" calcext:value-type="float">
            <text:p>11205355</text:p>
          </table:table-cell>
          <table:table-cell office:value-type="float" office:value="0.71082" calcext:value-type="float">
            <text:p>0.7108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95981" calcext:value-type="float">
            <text:p>95981</text:p>
          </table:table-cell>
          <table:table-cell office:value-type="float" office:value="0.87039" calcext:value-type="float">
            <text:p>0.87039</text:p>
          </table:table-cell>
          <table:table-cell/>
          <table:table-cell table:formula="of:=AVERAGE([.C21];[.G21])" office:value-type="float" office:value="0.790605" calcext:value-type="float">
            <text:p>0.79060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437289" calcext:value-type="float">
            <text:p>10437289</text:p>
          </table:table-cell>
          <table:table-cell office:value-type="float" office:value="0.6621" calcext:value-type="float">
            <text:p>0.662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7874" calcext:value-type="float">
            <text:p>97874</text:p>
          </table:table-cell>
          <table:table-cell office:value-type="float" office:value="0.88756" calcext:value-type="float">
            <text:p>0.88756</text:p>
          </table:table-cell>
          <table:table-cell/>
          <table:table-cell table:formula="of:=AVERAGE([.C22];[.G22])" office:value-type="float" office:value="0.77483" calcext:value-type="float">
            <text:p>0.7748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254596" calcext:value-type="float">
            <text:p>10254596</text:p>
          </table:table-cell>
          <table:table-cell office:value-type="float" office:value="0.65051" calcext:value-type="float">
            <text:p>0.6505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0118" calcext:value-type="float">
            <text:p>90118</text:p>
          </table:table-cell>
          <table:table-cell office:value-type="float" office:value="0.81722" calcext:value-type="float">
            <text:p>0.81722</text:p>
          </table:table-cell>
          <table:table-cell/>
          <table:table-cell table:formula="of:=AVERAGE([.C23];[.G23])" office:value-type="float" office:value="0.733865" calcext:value-type="float">
            <text:p>0.73386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147320" calcext:value-type="float">
            <text:p>10147320</text:p>
          </table:table-cell>
          <table:table-cell office:value-type="float" office:value="0.6437" calcext:value-type="float">
            <text:p>0.643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7678" calcext:value-type="float">
            <text:p>57678</text:p>
          </table:table-cell>
          <table:table-cell office:value-type="float" office:value="0.52305" calcext:value-type="float">
            <text:p>0.52305</text:p>
          </table:table-cell>
          <table:table-cell/>
          <table:table-cell table:formula="of:=AVERAGE([.C24];[.G24])" office:value-type="float" office:value="0.583375" calcext:value-type="float">
            <text:p>0.5833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5919395" calcext:value-type="float">
            <text:p>5919395</text:p>
          </table:table-cell>
          <table:table-cell office:value-type="float" office:value="0.3755" calcext:value-type="float">
            <text:p>0.375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42102" calcext:value-type="float">
            <text:p>42102</text:p>
          </table:table-cell>
          <table:table-cell office:value-type="float" office:value="0.3818" calcext:value-type="float">
            <text:p>0.3818</text:p>
          </table:table-cell>
          <table:table-cell/>
          <table:table-cell table:formula="of:=AVERAGE([.C25];[.G25])" office:value-type="float" office:value="0.37865" calcext:value-type="float">
            <text:p>0.3786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4900008" calcext:value-type="float">
            <text:p>4900008</text:p>
          </table:table-cell>
          <table:table-cell office:value-type="float" office:value="0.31084" calcext:value-type="float">
            <text:p>0.3108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35608" calcext:value-type="float">
            <text:p>35608</text:p>
          </table:table-cell>
          <table:table-cell office:value-type="float" office:value="0.32291" calcext:value-type="float">
            <text:p>0.32291</text:p>
          </table:table-cell>
          <table:table-cell/>
          <table:table-cell table:formula="of:=AVERAGE([.C26];[.G26])" office:value-type="float" office:value="0.316875" calcext:value-type="float">
            <text:p>0.31687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224153" calcext:value-type="float">
            <text:p>2224153</text:p>
          </table:table-cell>
          <table:table-cell office:value-type="float" office:value="0.14109" calcext:value-type="float">
            <text:p>0.1410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947" calcext:value-type="float">
            <text:p>10947</text:p>
          </table:table-cell>
          <table:table-cell office:value-type="float" office:value="0.09927" calcext:value-type="float">
            <text:p>0.09927</text:p>
          </table:table-cell>
          <table:table-cell/>
          <table:table-cell table:formula="of:=AVERAGE([.C27];[.G27])" office:value-type="float" office:value="0.12018" calcext:value-type="float">
            <text:p>0.1201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982042" calcext:value-type="float">
            <text:p>982042</text:p>
          </table:table-cell>
          <table:table-cell office:value-type="float" office:value="0.0623" calcext:value-type="float">
            <text:p>0.0623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451" calcext:value-type="float">
            <text:p>1451</text:p>
          </table:table-cell>
          <table:table-cell office:value-type="float" office:value="0.01316" calcext:value-type="float">
            <text:p>0.01316</text:p>
          </table:table-cell>
          <table:table-cell/>
          <table:table-cell table:formula="of:=AVERAGE([.C28];[.G28])" office:value-type="float" office:value="0.03773" calcext:value-type="float">
            <text:p>0.0377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84461" calcext:value-type="float">
            <text:p>584461</text:p>
          </table:table-cell>
          <table:table-cell office:value-type="float" office:value="0.03708" calcext:value-type="float">
            <text:p>0.03708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409" calcext:value-type="float">
            <text:p>2409</text:p>
          </table:table-cell>
          <table:table-cell office:value-type="float" office:value="0.02185" calcext:value-type="float">
            <text:p>0.02185</text:p>
          </table:table-cell>
          <table:table-cell/>
          <table:table-cell table:formula="of:=AVERAGE([.C29];[.G29])" office:value-type="float" office:value="0.029465" calcext:value-type="float">
            <text:p>0.029465</text:p>
          </table:table-cell>
        </table:table-row>
      </table:table>
      <table:named-expressions/>
      <table:database-ranges>
        <table:database-range table:name="__Anonymous_Sheet_DB__0" table:target-range-address="'Spanish-character-frequencies'.E5:'Spanish-character-frequencies'.G1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4:01:40.982865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Douglas</meta:initial-creator>
    <meta:creation-date>2021-08-10T20:40:06.718453678</meta:creation-date>
    <dc:date>2021-08-17T14:04:03.854834183</dc:date>
    <meta:editing-duration>PT5M2S</meta:editing-duration>
    <meta:editing-cycles>4</meta:editing-cycles>
    <meta:generator>LibreOffice/7.1.4.2$Linux_X86_64 LibreOffice_project/10$Build-2</meta:generator>
    <meta:document-statistic meta:table-count="2" meta:cell-count="1105" meta:object-count="0"/>
  </office:meta>
</office:document-meta>
</file>